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le1" style:family="table">
      <style:table-properties style:width="16.002cm" fo:margin-top="0cm" fo:margin-bottom="0.199cm" table:align="margins"/>
    </style:style>
    <style:style style:name="Tabelle1.A" style:family="table-column">
      <style:table-column-properties style:column-width="1cm" style:rel-column-width="4095*"/>
    </style:style>
    <style:style style:name="Tabelle1.B" style:family="table-column">
      <style:table-column-properties style:column-width="1.101cm" style:rel-column-width="4507*"/>
    </style:style>
    <style:style style:name="Tabelle1.C" style:family="table-column">
      <style:table-column-properties style:column-width="6.95cm" style:rel-column-width="28462*"/>
    </style:style>
    <style:style style:name="Tabelle1.D" style:family="table-column">
      <style:table-column-properties style:column-width="6.951cm" style:rel-column-width="28471*"/>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style:border-line-width-top="0.028cm 0.028cm 0.028cm" fo:padding="0.097cm" fo:border-left="0.05pt solid #000000" fo:border-right="none" fo:border-top="2.4pt double #000000" fo:border-bottom="0.05pt solid #000000"/>
    </style:style>
    <style:style style:name="Tabelle1.D2" style:family="table-cell">
      <style:table-cell-properties style:border-line-width-top="0.028cm 0.028cm 0.028cm" fo:padding="0.097cm" fo:border-left="0.05pt solid #000000" fo:border-right="0.05pt solid #000000" fo:border-top="2.4pt double #000000" fo:border-bottom="0.05pt solid #000000"/>
    </style:style>
    <style:style style:name="Tabelle1.A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11" style:family="table-cell">
      <style:table-cell-properties style:border-line-width-top="0.002cm 0.004cm 0.002cm" fo:padding="0.097cm" fo:border-left="0.05pt solid #000000" fo:border-right="none" fo:border-top="0.2pt double #000000" fo:border-bottom="0.05pt solid #000000"/>
    </style:style>
    <style:style style:name="Tabelle1.D11" style:family="table-cell">
      <style:table-cell-properties style:border-line-width-top="0.002cm 0.004cm 0.002cm" fo:padding="0.097cm" fo:border-left="0.05pt solid #000000" fo:border-right="0.05pt solid #000000" fo:border-top="0.2pt double #000000" fo:border-bottom="0.05pt solid #000000"/>
    </style:style>
    <style:style style:name="Tabelle2" style:family="table">
      <style:table-properties style:width="16.002cm" fo:margin-top="0cm" fo:margin-bottom="0.199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1.707cm" style:rel-column-width="6992*"/>
    </style:style>
    <style:style style:name="Tabelle2.B" style:family="table-column">
      <style:table-column-properties style:column-width="1.083cm" style:rel-column-width="4435*"/>
    </style:style>
    <style:style style:name="Tabelle2.C" style:family="table-column">
      <style:table-column-properties style:column-width="13.212cm" style:rel-column-width="5410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2" style:family="table-row">
      <style:table-row-properties fo:background-color="transparent" fo:keep-together="auto">
        <style:background-image/>
      </style:table-row-properties>
    </style:style>
    <style:style style:name="Tabelle2.A2" style:family="table-cell">
      <style:table-cell-properties style:vertical-align="" fo:background-color="transparent" style:border-line-width-top="0.028cm 0.028cm 0.028cm" fo:padding="0.097cm" fo:border-left="0.05pt solid #000000" fo:border-right="none" fo:border-top="2.4pt double #000000" fo:border-bottom="0.05pt solid #000000" style:writing-mode="lr-tb">
        <style:background-image/>
      </style:table-cell-properties>
    </style:style>
    <style:style style:name="Tabelle2.C2" style:family="table-cell">
      <style:table-cell-properties style:vertical-align="" fo:background-color="transparent" style:border-line-width-top="0.028cm 0.028cm 0.028cm" fo:padding="0.097cm" fo:border-left="0.05pt solid #000000" fo:border-right="0.05pt solid #000000" fo:border-top="2.4pt double #000000" fo:border-bottom="0.05pt solid #000000" style:writing-mode="lr-tb">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style:vertical-align="" fo:background-color="transparent" style:border-line-width-top="0.002cm 0.004cm 0.002cm" fo:padding="0.097cm" fo:border-left="0.05pt solid #000000" fo:border-right="none" fo:border-top="0.2pt double #000000" fo:border-bottom="0.05pt solid #000000" style:writing-mode="lr-tb">
        <style:background-image/>
      </style:table-cell-properties>
    </style:style>
    <style:style style:name="Tabelle2.C11" style:family="table-cell">
      <style:table-cell-properties style:vertical-align="" fo:background-color="transparent" style:border-line-width-top="0.002cm 0.004cm 0.002cm" fo:padding="0.097cm" fo:border-left="0.05pt solid #000000" fo:border-right="0.05pt solid #000000" fo:border-top="0.2pt double #000000" fo:border-bottom="0.05pt solid #000000" style:writing-mode="lr-tb">
        <style:background-image/>
      </style:table-cell-properties>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7.938cm" style:type="center"/>
          <style:tab-stop style:position="15.753cm" style:type="right"/>
        </style:tab-stops>
      </style:paragraph-properties>
    </style:style>
    <style:style style:name="P2" style:family="paragraph" style:parent-style-name="Footer">
      <style:paragraph-properties>
        <style:tab-stops>
          <style:tab-stop style:position="7.938cm" style:type="center"/>
          <style:tab-stop style:position="17cm" style:type="right"/>
        </style:tab-stops>
      </style:paragraph-properties>
    </style:style>
    <style:style style:name="P3" style:family="paragraph" style:parent-style-name="Header">
      <style:text-properties fo:language="de" fo:country="DE"/>
    </style:style>
    <style:style style:name="P4" style:family="paragraph" style:parent-style-name="Header">
      <style:paragraph-properties fo:text-align="center" style:justify-single-word="false"/>
      <style:text-properties fo:language="de" fo:country="DE" officeooo:rsid="003327f1" officeooo:paragraph-rsid="003327f1"/>
    </style:style>
    <style:style style:name="P5" style:family="paragraph" style:parent-style-name="Subtitle">
      <style:paragraph-properties fo:margin-top="0.212cm" fo:margin-bottom="0.388cm" loext:contextual-spacing="false" style:writing-mode="lr-tb"/>
      <style:text-properties officeooo:paragraph-rsid="003d9a75"/>
    </style:style>
    <style:style style:name="P6" style:family="paragraph" style:parent-style-name="Subtitle">
      <style:paragraph-properties fo:margin-top="0.212cm" fo:margin-bottom="0.388cm" loext:contextual-spacing="false" style:writing-mode="lr-tb"/>
      <style:text-properties officeooo:paragraph-rsid="003e973b"/>
    </style:style>
    <style:style style:name="P7" style:family="paragraph" style:parent-style-name="Subtitle">
      <style:paragraph-properties fo:margin-top="0.212cm" fo:margin-bottom="0.388cm" loext:contextual-spacing="false" style:writing-mode="lr-tb"/>
      <style:text-properties fo:language="de" fo:country="DE"/>
    </style:style>
    <style:style style:name="P8" style:family="paragraph" style:parent-style-name="Table_20_Contents">
      <style:text-properties officeooo:rsid="00653215" officeooo:paragraph-rsid="00653215"/>
    </style:style>
    <style:style style:name="P9" style:family="paragraph" style:parent-style-name="Table_20_Contents">
      <style:text-properties officeooo:rsid="006c5b19" officeooo:paragraph-rsid="006c5b19"/>
    </style:style>
    <style:style style:name="P10" style:family="paragraph" style:parent-style-name="Table_20_Contents">
      <style:text-properties style:font-name="Liberation Serif" fo:font-size="10pt" style:letter-kerning="true" style:font-name-asian="Noto Sans CJK SC Regular" style:font-size-asian="12pt" style:language-asian="zh" style:country-asian="CN" style:font-name-complex="FreeSans" style:font-size-complex="12pt" style:language-complex="hi" style:country-complex="IN"/>
    </style:style>
    <style:style style:name="P11" style:family="paragraph" style:parent-style-name="Table_20_Contents">
      <style:text-properties style:font-name="Liberation Serif" fo:font-size="10pt" officeooo:rsid="006c5b19" officeooo:paragraph-rsid="006c5b19" style:letter-kerning="true"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Text_20_body">
      <style:text-properties officeooo:rsid="0060d6d9" officeooo:paragraph-rsid="00651320"/>
    </style:style>
    <style:style style:name="P13" style:family="paragraph" style:parent-style-name="Text_20_body">
      <style:text-properties officeooo:rsid="0064c9b3" officeooo:paragraph-rsid="0064c9b3" fo:background-color="transparent"/>
    </style:style>
    <style:style style:name="P14" style:family="paragraph" style:parent-style-name="Text_20_body">
      <style:text-properties officeooo:rsid="0060d6d9" officeooo:paragraph-rsid="0072708b" fo:background-color="transparent"/>
    </style:style>
    <style:style style:name="P15" style:family="paragraph" style:parent-style-name="Text_20_body">
      <style:text-properties fo:language="de" fo:country="DE" officeooo:rsid="00651320" officeooo:paragraph-rsid="00651320" fo:background-color="transparent"/>
    </style:style>
    <style:style style:name="P16" style:family="paragraph" style:parent-style-name="Text_20_body">
      <style:text-properties fo:language="de" fo:country="DE" officeooo:rsid="00691c18" officeooo:paragraph-rsid="00691c18" fo:background-color="transparent"/>
    </style:style>
    <style:style style:name="P17" style:family="paragraph" style:parent-style-name="Text_20_body">
      <style:text-properties fo:language="de" fo:country="DE" officeooo:rsid="00653215" officeooo:paragraph-rsid="00653215"/>
    </style:style>
    <style:style style:name="P18" style:family="paragraph" style:parent-style-name="Text_20_body">
      <style:text-properties officeooo:rsid="00664047" officeooo:paragraph-rsid="00664047"/>
    </style:style>
    <style:style style:name="P19" style:family="paragraph" style:parent-style-name="Text_20_body">
      <style:text-properties officeooo:rsid="007303e2" officeooo:paragraph-rsid="007303e2"/>
    </style:style>
    <style:style style:name="P20" style:family="paragraph" style:parent-style-name="Verzeichnis_20_1">
      <style:paragraph-properties>
        <style:tab-stops>
          <style:tab-stop style:position="16.002cm" style:type="right" style:leader-style="dotted" style:leader-text="."/>
        </style:tab-stops>
      </style:paragraph-properties>
    </style:style>
    <style:style style:name="P21" style:family="paragraph" style:parent-style-name="Heading_20_1">
      <style:text-properties fo:language="de" fo:country="DE"/>
    </style:style>
    <style:style style:name="P22" style:family="paragraph" style:parent-style-name="Title" style:master-page-name="MPF0">
      <style:paragraph-properties style:page-number="auto" fo:break-before="page"/>
      <style:text-properties fo:language="de" fo:country="DE"/>
    </style:style>
    <style:style style:name="T1" style:family="text">
      <style:text-properties fo:language="de" fo:country="DE"/>
    </style:style>
    <style:style style:name="T2" style:family="text">
      <style:text-properties fo:language="de" fo:country="DE" officeooo:rsid="004d7201"/>
    </style:style>
    <style:style style:name="T3" style:family="text">
      <style:text-properties fo:language="de" fo:country="DE" officeooo:rsid="005f721b"/>
    </style:style>
    <style:style style:name="T4" style:family="text">
      <style:text-properties fo:language="de" fo:country="DE" officeooo:rsid="000c5fec"/>
    </style:style>
    <style:style style:name="T5" style:family="text">
      <style:text-properties fo:language="de" fo:country="DE" officeooo:rsid="003c36db"/>
    </style:style>
    <style:style style:name="T6" style:family="text">
      <style:text-properties fo:language="de" fo:country="DE" officeooo:rsid="003d9a75"/>
    </style:style>
    <style:style style:name="T7" style:family="text">
      <style:text-properties fo:language="de" fo:country="DE" officeooo:rsid="004c5139"/>
    </style:style>
    <style:style style:name="T8" style:family="text">
      <style:text-properties fo:language="de" fo:country="DE" officeooo:rsid="00611139"/>
    </style:style>
    <style:style style:name="T9" style:family="text">
      <style:text-properties fo:language="de" fo:country="DE" officeooo:rsid="0061742d"/>
    </style:style>
    <style:style style:name="T10" style:family="text">
      <style:text-properties fo:language="de" fo:country="DE" officeooo:rsid="0061c5e1"/>
    </style:style>
    <style:style style:name="T11" style:family="text">
      <style:text-properties fo:language="de" fo:country="DE" officeooo:rsid="0063bc09"/>
    </style:style>
    <style:style style:name="T12" style:family="text">
      <style:text-properties fo:language="de" fo:country="DE" officeooo:rsid="00651320"/>
    </style:style>
    <style:style style:name="T13" style:family="text">
      <style:text-properties fo:language="de" fo:country="DE" officeooo:rsid="00691c18"/>
    </style:style>
    <style:style style:name="T14" style:family="text">
      <style:text-properties fo:language="de" fo:country="DE" officeooo:rsid="006a78bb"/>
    </style:style>
    <style:style style:name="T15" style:family="text">
      <style:text-properties fo:language="de" fo:country="DE" officeooo:rsid="006bfd79"/>
    </style:style>
    <style:style style:name="T16" style:family="text">
      <style:text-properties fo:language="de" fo:country="DE" officeooo:rsid="006c5b19"/>
    </style:style>
    <style:style style:name="T17" style:family="text">
      <style:text-properties fo:language="de" fo:country="DE" officeooo:rsid="006d1003"/>
    </style:style>
    <style:style style:name="T18" style:family="text">
      <style:text-properties fo:language="de" fo:country="DE" officeooo:rsid="006ef5e5"/>
    </style:style>
    <style:style style:name="T19" style:family="text">
      <style:text-properties fo:language="de" fo:country="DE" officeooo:rsid="00704c0a"/>
    </style:style>
    <style:style style:name="T20" style:family="text">
      <style:text-properties fo:language="de" fo:country="DE" officeooo:rsid="00705d37"/>
    </style:style>
    <style:style style:name="T21" style:family="text">
      <style:text-properties fo:language="de" fo:country="DE" officeooo:rsid="007303e2"/>
    </style:style>
    <style:style style:name="T22" style:family="text">
      <style:text-properties fo:language="de" fo:country="DE" officeooo:rsid="0074a1b7"/>
    </style:style>
    <style:style style:name="T23" style:family="text">
      <style:text-properties fo:language="de" fo:country="DE" officeooo:rsid="00768fc4"/>
    </style:style>
    <style:style style:name="T24" style:family="text">
      <style:text-properties officeooo:rsid="005eee90"/>
    </style:style>
    <style:style style:name="T25" style:family="text">
      <style:text-properties officeooo:rsid="005f721b"/>
    </style:style>
    <style:style style:name="T26" style:family="text">
      <style:text-properties style:text-position="super 58%"/>
    </style:style>
    <style:style style:name="T27" style:family="text">
      <style:text-properties style:text-position="super 58%" fo:language="de" fo:country="DE" officeooo:rsid="00705d37"/>
    </style:style>
    <style:style style:name="T28" style:family="text">
      <style:text-properties style:text-position="0% 100%"/>
    </style:style>
    <style:style style:name="T29" style:family="text">
      <style:text-properties style:text-position="0% 100%" fo:language="de" fo:country="DE" officeooo:rsid="00705d37"/>
    </style:style>
    <style:style style:name="T30" style:family="text">
      <style:text-properties style:text-position="0% 100%" fo:language="de" fo:country="DE" officeooo:rsid="006ef5e5"/>
    </style:style>
    <style:style style:name="T31" style:family="text">
      <style:text-properties style:text-position="0% 100%" fo:language="de" fo:country="DE" officeooo:rsid="0071d136"/>
    </style:style>
    <style:style style:name="T32" style:family="text">
      <style:text-properties style:text-position="0% 100%" fo:language="de" fo:country="DE" officeooo:rsid="0072708b"/>
    </style:style>
    <style:style style:name="T33" style:family="text">
      <style:text-properties officeooo:rsid="007303e2"/>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start text:name="Ref_AufgabeName"/>Aufgabe <text:span text:style-name="T24">2</text:span>: <text:bookmark-end text:name="Ref_AufgabeName"/><text:span text:style-name="T25">Geburtstag</text:span></text:p>
      <text:p text:style-name="P5"><text:bookmark-start text:name="Ref_TeamID"/><text:span text:style-name="Absatz-Standardschriftart"><text:span text:style-name="T1">Team-ID: </text:span></text:span><text:bookmark-start text:name="TeamID"/><text:span text:style-name="Absatz-Standardschriftart"><text:span text:style-name="T5">0</text:span></text:span><text:bookmark-end text:name="TeamID"/><text:span text:style-name="Absatz-Standardschriftart"><text:span text:style-name="T5">0</text:span></text:span><text:bookmark-end text:name="Ref_TeamID"/><text:span text:style-name="Absatz-Standardschriftart"><text:span text:style-name="T7">619</text:span></text:span></text:p>
      <text:p text:style-name="P5"><text:bookmark-start text:name="Ref_TeamName"/><text:span text:style-name="Absatz-Standardschriftart"><text:span text:style-name="T1">Team-</text:span></text:span><text:span text:style-name="Absatz-Standardschriftart"><text:span text:style-name="T6">N</text:span></text:span><text:span text:style-name="Absatz-Standardschriftart"><text:span text:style-name="T4">a</text:span></text:span><text:span text:style-name="Absatz-Standardschriftart"><text:span text:style-name="T1">me: </text:span></text:span><text:bookmark-end text:name="Ref_TeamName"/><text:span text:style-name="Absatz-Standardschriftart"><text:span text:style-name="T7">ncrypted</text:span></text:span></text:p>
      <text:p text:style-name="P6"><text:span text:style-name="Absatz-Standardschriftart"><text:span text:style-name="T6">Bearbeiter/-innen dieser Aufgabe: <text:line-break/></text:span></text:span><text:span text:style-name="Absatz-Standardschriftart"><text:span text:style-name="T7">Oliver Schirmer</text:span></text:span></text:p>
      <text:p text:style-name="P7"><text:date style:data-style-name="N10121" text:date-value="2020-04-10T13:13:17.897999826">10. April 2020</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20"><text:a xlink:type="simple" xlink:href="#__RefHeading___Toc105_1452926801" text:style-name="Internet_20_link" text:visited-style-name="Visited_20_Internet_20_Link">Lösungsidee<text:tab/>1</text:a></text:p>
          <text:p text:style-name="P20"><text:a xlink:type="simple" xlink:href="#__RefHeading___Toc107_1452926801" text:style-name="Internet_20_link" text:visited-style-name="Visited_20_Internet_20_Link">Umsetzung<text:tab/>2</text:a></text:p>
          <text:p text:style-name="P20"><text:a xlink:type="simple" xlink:href="#__RefHeading___Toc109_1452926801" text:style-name="Internet_20_link" text:visited-style-name="Visited_20_Internet_20_Link">Beispiele<text:tab/>3</text:a></text:p>
          <text:p text:style-name="P20"><text:a xlink:type="simple" xlink:href="#__RefHeading___Toc111_1452926801" text:style-name="Internet_20_link" text:visited-style-name="Visited_20_Internet_20_Link">Quellcode<text:tab/>4</text:a></text:p>
        </text:index-body>
      </text:table-of-content>
      <text:h text:style-name="P21" text:outline-level="1"><text:bookmark-start text:name="__RefHeading___Toc105_1452926801"/>Lösungsidee<text:bookmark-end text:name="__RefHeading___Toc105_1452926801"/></text:h>
      <text:p text:style-name="P12"><text:span text:style-name="T1">Die grundlegende Idee basiert auf dynamischer Programmierung, wobei ein Bottom-Up-Ansatz verfolgt wird. Da von Beginn an nicht klar ermittelbar ist, welche Terme und Termverbindungen das optimale Ergebnis, also </text:span><text:span text:style-name="T11">den Term </text:span><text:span text:style-name="T1">mit den wenigsten Ziffern, ergeben, wird, mit der Anzahl eins beginnend, steigend geprüft, welche Zahlen mit der aktuellen Anzahl an </text:span><text:span text:style-name="T11">zu nutzenden </text:span><text:span text:style-name="T1">Ziffern berechnet werden können. Dabei wird bei jeder Iteration (der aktuellen Anzahl an </text:span><text:span text:style-name="T11">zu nutzenden</text:span><text:span text:style-name="T1"> Ziffern) geprüft, ob die </text:span><text:span text:style-name="T11">Verbindung </text:span><text:span text:style-name="T1">einer vorherigen bereits gebildeten Zahl und der entsprechend</text:span><text:span text:style-name="T14">en</text:span><text:span text:style-name="T1"> größtmöglichen mehrstelligen Zahl, bestehend aus der vorgegebenen Ziffer, eine neue Zahl ergibt. Ist dies der Fall, wird sie gespeichert. Zudem muss bei jeder Iteration geprüft werden, ob die Verbindung zweier bereits gebildeter </text:span><text:span text:style-name="T15">beliebiger</text:span><text:span text:style-name="T1"> Zahlen, eine neue Zahl ergibt. </text:span><text:span text:style-name="T12">Entspricht eine neu gebildete Zahl dem Endergebnis, terminiert der Algorithmus, da dies mit Sicherheit das optimale Ergebnis ist.</text:span></text:p>
      <text:p text:style-name="P12"><text:span text:style-name="T1">Bei beiden </text:span><text:span text:style-name="T12">eben genannten</text:span><text:span text:style-name="T1"> „</text:span><text:span text:style-name="T12">Verbindungs-</text:span><text:span text:style-name="T1">Schritten“ werden je zwei Zahlen miteinander verbunden, </text:span><text:span text:style-name="T8">womit</text:span><text:span text:style-name="T1"> die Grundoperationen (Addition, Subtraktion, Multiplikation, Division), als auch Potenzrechnung abgedeckt werden k</text:span><text:span text:style-name="T8">ö</text:span><text:span text:style-name="T1">nn</text:span><text:span text:style-name="T8">en, </text:span><text:span text:style-name="T16">da all diese Operationen zwei Operanden benötigen</text:span><text:span text:style-name="T1">. </text:span><text:span text:style-name="T9">Dazu </text:span><text:span text:style-name="T16">muss</text:span><text:span text:style-name="T9"> bei jeder Iteration </text:span><text:span text:style-name="T16">geprüft werden</text:span><text:span text:style-name="T9">, ob die Berechnung der Fakultät </text:span><text:span text:style-name="T16">der</text:span><text:span text:style-name="T9"> Zahlen, die mit der aktuellen Anzahl an </text:span><text:span text:style-name="T11">zu nutzenden</text:span><text:span text:style-name="T9"> Ziffern auskommen, möglich ist und </text:span><text:span text:style-name="T16">diese</text:span><text:span text:style-name="T11"> Ergebnis</text:span><text:span text:style-name="T16">se</text:span><text:span text:style-name="T11"> </text:span><text:span text:style-name="T9">ebenfalls gespeichert werden. Dabei ist vor allem bei der Potenzrechnung und Berechnung von Fakultäten wichtig, dass eine Obergrenze, d.h. ein maximales </text:span><text:span text:style-name="T11">Ergebnis</text:span><text:span text:style-name="T9">, festgelegt wird. </text:span><text:span text:style-name="T10">Diese hilft nicht nur </text:span><text:span text:style-name="T17">die Laufzeit </text:span><text:span text:style-name="T10">bei den letzten beiden Operationen </text:span><text:span text:style-name="T17">zu optimieren</text:span><text:span text:style-name="T10">, da bei der Potenzierung (mit Hilfe von Potenzierung durch Quadrierung) maximal eine Laufzeit von </text:span><text:span text:style-name="T10"><draw:frame draw:style-name="fr2" draw:name="Objekt1" text:anchor-type="as-char" svg:width="1.702cm" svg:height="0.467cm" draw:z-index="0"><draw:object xlink:href="./Object 1" xlink:type="simple" xlink:show="embed" xlink:actuate="onLoad"/><draw:image xlink:href="./ObjectReplacements/Object 1" xlink:type="simple" xlink:show="embed" xlink:actuate="onLoad"/></draw:frame></text:span><text:span text:style-name="T10">, wobei </text:span><text:span text:style-name="T10"><draw:frame draw:style-name="fr3" draw:name="Objekt21" text:anchor-type="as-char" svg:width="0.425cm" svg:height="0.467cm" draw:z-index="20"><draw:object xlink:href="./Object 21" xlink:type="simple" xlink:show="embed" xlink:actuate="onLoad"/><draw:image xlink:href="./ObjectReplacements/Object 21" xlink:type="simple" xlink:show="embed" xlink:actuate="onLoad"/></draw:frame></text:span><text:span text:style-name="T10"><text:s/>der Exponent ist, und bei der Berechnung von Fakultäten maximal eine lineare Laufzeit erreicht werden kann </text:span><text:span text:style-name="T11">(unter Voraussetzung, dass Multiplikation konstant viel Laufzeit benötigt)</text:span><text:span text:style-name="T10">, sondern auch bei den Grundoperationen, wie Multiplikation. Betrachtet man die Komplexität </text:span><text:span text:style-name="T18">der</text:span><text:span text:style-name="T10"> </text:span><text:span text:style-name="T18">Multiplikation</text:span><text:span text:style-name="T10"> nicht wie üblich als konstant, sondern in abhängig von der Länge der beiden Zahlen erhält man eine Laufzeit von </text:span><text:span text:style-name="T10"><draw:frame draw:style-name="fr2" draw:name="Objekt2" text:anchor-type="as-char" svg:width="1.214cm" svg:height="0.557cm" draw:z-index="1"><draw:object xlink:href="./Object 2" xlink:type="simple" xlink:show="embed" xlink:actuate="onLoad"/><draw:image xlink:href="./ObjectReplacements/Object 2" xlink:type="simple" xlink:show="embed" xlink:actuate="onLoad"/></draw:frame></text:span><text:span text:style-name="T10">, was bei länger werdenden Zahlen </text:span><text:span text:style-name="T18">(Zahlen mit mehr Stellen)</text:span><text:span text:style-name="T10"> stark ins Gewicht fällt. Dies lässt sich zwar </text:span><text:span text:style-name="T18">theoretisch </text:span><text:span text:style-name="T10">durch </text:span><text:span text:style-name="T18">schnellere Multiplikations-Algorithmen</text:span><text:span text:style-name="T10"> wie </text:span><text:span text:style-name="T18">Harvey-Hoeven </text:span><text:span text:style-name="T10">auf </text:span><text:span text:style-name="T10"><draw:frame draw:style-name="fr2" draw:name="Objekt3" text:anchor-type="as-char" svg:width="2.191cm" svg:height="0.506cm" draw:z-index="2"><draw:object xlink:href="./Object 3" xlink:type="simple" xlink:show="embed" xlink:actuate="onLoad"/><draw:image xlink:href="./ObjectReplacements/Object 3" xlink:type="simple" xlink:show="embed" xlink:actuate="onLoad"/></draw:frame></text:span><text:span text:style-name="T10"><text:s/></text:span><text:span text:style-name="T19">reduzieren</text:span><text:span text:style-name="T11">, was </text:span><text:span text:style-name="T18">in der Praxis allerdings keine Rolle spielt, da solche Algorithmen erst eine</text:span><text:span text:style-name="T19">n</text:span><text:span text:style-name="T18"> Effekt </text:span><text:span text:style-name="T19">bei</text:span><text:span text:style-name="T18"> Zahlen </text:span><text:span text:style-name="T19">ab</text:span><text:span text:style-name="T18"> </text:span><text:span text:style-name="T29">10</text:span><text:span text:style-name="T27">85 Billionen</text:span><text:span text:style-name="T29"> </text:span><text:span text:style-name="T30">Stellen </text:span><text:span text:style-name="T18">ha</text:span><text:span text:style-name="T22">ben</text:span><text:span text:style-name="T18">.</text:span></text:p>
      <text:h text:style-name="P21" text:outline-level="1"><text:bookmark-start text:name="__RefHeading___Toc107_1452926801"/><text:soft-page-break/>Umsetzung<text:bookmark-end text:name="__RefHeading___Toc107_1452926801"/></text:h>
      <text:p text:style-name="P14"><text:span text:style-name="T8">Bei allen Operationen wurden negative (da, solange keine negative Zahl gebildet werden soll, immer durch Umkehrung von Plus und Minus, ein ebenfalls optimale</text:span><text:span text:style-name="T11">s Ergebnis</text:span><text:span text:style-name="T8"> erzielt werden kann) und nicht-ganzzahlige (da die exakte Berechnung durch Double und Float nicht sichergestellt werden kann) Ergebnisse gefiltert, als auch zu große Ergebnisse, damit der Rechenaufwand nicht zu groß wird. Welche </text:span><text:span text:style-name="T20">Obergrenze</text:span><text:span text:style-name="T8"> man dabei festlegt ist sehr wichtig, da bei einer zu kleinen Obergrenze entweder kein Term mehr gefunden wird oder ein suboptimaler mit mehr Ziffern, als minimal nötig. </text:span><text:span text:style-name="T20">Die in der Aufgabenstellung zu berechnenden Zahlen waren vierstellig, wobei das maximale Zwischenergebnis bei 129208 lag. Deshalb wurde die Obergrenze bei 10</text:span><text:span text:style-name="T27">7</text:span><text:span text:style-name="T29"> </text:span><text:span text:style-name="T32">angesetzt</text:span><text:span text:style-name="T31">, </text:span><text:span text:style-name="T32">womit die Berechnung beliebiger maximal vierstelliger Zahlen reibungslos ablaufen sollte. </text:span><text:span text:style-name="T8">Diese Obergrenze ist, </text:span><text:span text:style-name="T11">wie bei der Lösungsidee bereits beschrieben, </text:span><text:span text:style-name="T8">vor allem für Potenzrechnung, als auch </text:span><text:span text:style-name="T9">Berechnung von</text:span><text:span text:style-name="T8"> Fakultät</text:span><text:span text:style-name="T9">en wichtig, da die Zahlen und damit auch die Rechenzeit </text:span><text:span text:style-name="T21">ohne eine solche Grenze</text:span><text:span text:style-name="T9"> explodieren würde</text:span><text:span text:style-name="T31">.</text:span><text:span text:style-name="T9"> Da beide Operationen auf der Multiplikation basieren, kann die Überprüfung, ob das Ergebnis der Operation zu groß ist, bei jedem Zwischenschritt durchgeführt werden. Da sich bei der Multiplikation die Länge des Ergebnisses (Anzahl an Ziffern) aus der Summe der Länge der beiden Faktoren bildet, kann schnell überprüft werden, ob das aktuelle Zwischenergebnis größer als die Obergrenze ist. Ist dies der Fall wird kein Ergebnis zurückgegeben und der aktuelle Term verworfen. </text:span><text:span text:style-name="T11">Da keine negativen, als auch keine gebrochenen Zahlen berechnet werden, können bei der Subtraktion, als auch bei der Division keine </text:span><text:span text:style-name="T21">diese Grenze überschreitenden</text:span><text:span text:style-name="T11"> Zahlen entstehen, weshalb die Überprüfung dort wegfällt. Lediglich bei der Addition muss die Überprüfung </text:span><text:span text:style-name="T21">ebenfalls</text:span><text:span text:style-name="T11"> durchgeführt werden, was mit Hilfe eines simplen „ist-größer“-Checks realisiert wird.</text:span></text:p>
      <text:p text:style-name="P13"><text:span text:style-name="T11">B</text:span><text:span text:style-name="T1">etrachtet man die Anzahl an aktuell zur Termbildung </text:span><text:span text:style-name="T21">benötigten</text:span><text:span text:style-name="T1"> Ziffern als </text:span><text:span text:style-name="T1"><draw:frame draw:style-name="fr2" draw:name="Objekt5" text:anchor-type="as-char" svg:width="0.422cm" svg:height="0.467cm" draw:z-index="3"><draw:object xlink:href="./Object 5" xlink:type="simple" xlink:show="embed" xlink:actuate="onLoad"/><draw:image xlink:href="./ObjectReplacements/Object 5" xlink:type="simple" xlink:show="embed" xlink:actuate="onLoad"/></draw:frame></text:span><text:span text:style-name="T1">, wird </text:span><text:span text:style-name="T1"><draw:frame draw:style-name="fr3" draw:name="Objekt10" text:anchor-type="as-char" svg:width="0.422cm" svg:height="0.467cm" draw:z-index="9"><draw:object xlink:href="./Object 10" xlink:type="simple" xlink:show="embed" xlink:actuate="onLoad"/><draw:image xlink:href="./ObjectReplacements/Object 10" xlink:type="simple" xlink:show="embed" xlink:actuate="onLoad"/></draw:frame></text:span><text:span text:style-name="T1"><text:s/>anfangs auf 1 gesetzt und in jedem Durchlauf inkrementiert. Dabei wird beim ersten Schritt, der Verbindung aller bereits berechneten Zahlen mit der entsprechenden größtmöglichen mehrstelligen, nur aus den zu nutzenden Ziffern bestehende Zahl immer nur ein Ergebnis, das mit </text:span><text:span text:style-name="T1"><draw:frame draw:style-name="fr3" draw:name="Objekt11" text:anchor-type="as-char" svg:width="0.422cm" svg:height="0.467cm" draw:z-index="10"><draw:object xlink:href="./Object 11" xlink:type="simple" xlink:show="embed" xlink:actuate="onLoad"/><draw:image xlink:href="./ObjectReplacements/Object 11" xlink:type="simple" xlink:show="embed" xlink:actuate="onLoad"/></draw:frame></text:span><text:span text:style-name="T1"><text:s/>Ziffern auskommt erreicht. Damit die mehrstelligen Zahlen nicht bei jeder Berechnung neu erstellt werden müssen, werden diese zusätzlich in einem Array gecachet </text:span><text:span text:style-name="T13">(ebenso wie die Fakultäten)</text:span><text:span text:style-name="T1">. Im zweiten Schritt, der Verbindung aller bisherigen berechneten Zahlen wäre eine naive Implementierung alle im ersten Schritt gebildeten Zahlen mit allen vorherigen Zahlen zu verbinden, womit allerdings Zahlen berechnet werden </text:span><text:span text:style-name="T12">können</text:span><text:span text:style-name="T1">, deren </text:span><text:span text:style-name="T1"><draw:frame draw:style-name="fr3" draw:name="Objekt8" text:anchor-type="as-char" svg:width="0.422cm" svg:height="0.467cm" draw:z-index="7"><draw:object xlink:href="./Object 8" xlink:type="simple" xlink:show="embed" xlink:actuate="onLoad"/><draw:image xlink:href="./ObjectReplacements/Object 8" xlink:type="simple" xlink:show="embed" xlink:actuate="onLoad"/></draw:frame></text:span><text:span text:style-name="T1"><text:s/>größer ist, als das des Endergebnisses – sie also unnötig berechnet werden. Deshalb werden lediglich für jedes </text:span><text:span text:style-name="T1"><draw:frame draw:style-name="fr3" draw:name="Objekt9" text:anchor-type="as-char" svg:width="0.422cm" svg:height="0.467cm" draw:z-index="8"><draw:object xlink:href="./Object 9" xlink:type="simple" xlink:show="embed" xlink:actuate="onLoad"/><draw:image xlink:href="./ObjectReplacements/Object 9" xlink:type="simple" xlink:show="embed" xlink:actuate="onLoad"/></draw:frame></text:span><text:span text:style-name="T1"><text:s/>zu Beginn der Iteration alle möglichen Verbindungen gebildet. D.h. </text:span><text:span text:style-name="T12">alle Verbindungen von Zahlen mit Anzahl benötigter Ziffern </text:span><text:span text:style-name="T12"><draw:frame draw:style-name="fr2" draw:name="Objekt6" text:anchor-type="as-char" svg:width="0.432cm" svg:height="0.467cm" draw:z-index="4"><draw:object xlink:href="./Object 6" xlink:type="simple" xlink:show="embed" xlink:actuate="onLoad"/><draw:image xlink:href="./ObjectReplacements/Object 6" xlink:type="simple" xlink:show="embed" xlink:actuate="onLoad"/></draw:frame></text:span><text:span text:style-name="T12"><text:s/>und </text:span><text:span text:style-name="T12"><draw:frame draw:style-name="fr3" draw:name="Objekt4" text:anchor-type="as-char" svg:width="1.005cm" svg:height="0.467cm" draw:z-index="5"><draw:object xlink:href="./Object 4" xlink:type="simple" xlink:show="embed" xlink:actuate="onLoad"/><draw:image xlink:href="./ObjectReplacements/Object 4" xlink:type="simple" xlink:show="embed" xlink:actuate="onLoad"/></draw:frame></text:span><text:span text:style-name="T12">, wobei </text:span><text:span text:style-name="T12"><draw:frame draw:style-name="fr3" draw:name="Objekt7" text:anchor-type="as-char" svg:width="1.088cm" svg:height="0.998cm" draw:z-index="6"><draw:object xlink:href="./Object 7" xlink:type="simple" xlink:show="embed" xlink:actuate="onLoad"/><draw:image xlink:href="./ObjectReplacements/Object 7" xlink:type="simple" xlink:show="embed" xlink:actuate="onLoad"/></draw:frame></text:span><text:span text:style-name="T12"><text:s/></text:span><text:span text:style-name="T23">sein muss</text:span><text:span text:style-name="T12">.</text:span></text:p>
      <text:p text:style-name="P15">Bei der Überprüfung der Verbindung zweier Zahlen oder Berechnung von Fakultäten wird zudem geprüft, ob das dafür nötige <draw:frame draw:style-name="fr3" draw:name="Objekt12" text:anchor-type="as-char" svg:width="0.422cm" svg:height="0.467cm" draw:z-index="11"><draw:object xlink:href="./Object 12" xlink:type="simple" xlink:show="embed" xlink:actuate="onLoad"/><draw:image xlink:href="./ObjectReplacements/Object 12" xlink:type="simple" xlink:show="embed" xlink:actuate="onLoad"/></draw:frame><text:s/>kleiner als das vorherige ist. Dafür wird in einer HashMap die aktuelle minimale Anzahl <draw:frame draw:style-name="fr3" draw:name="Objekt14" text:anchor-type="as-char" svg:width="0.422cm" svg:height="0.467cm" draw:z-index="13"><draw:object xlink:href="./Object 14" xlink:type="simple" xlink:show="embed" xlink:actuate="onLoad"/><draw:image xlink:href="./ObjectReplacements/Object 14" xlink:type="simple" xlink:show="embed" xlink:actuate="onLoad"/></draw:frame><text:s/>für jede bereits gebildete Zahl gespeichert. Zusätzlich müssen für jede Anzahl <draw:frame draw:style-name="fr3" draw:name="Objekt18" text:anchor-type="as-char" svg:width="0.422cm" svg:height="0.467cm" draw:z-index="17"><draw:object xlink:href="./Object 18" xlink:type="simple" xlink:show="embed" xlink:actuate="onLoad"/><draw:image xlink:href="./ObjectReplacements/Object 18" xlink:type="simple" xlink:show="embed" xlink:actuate="onLoad"/></draw:frame><text:s/>die damit möglich zu bildenden Zahlen gespeichert werden. Dies wird in einer zweidimensionalen ArrayList getan, d.h. der Index der äußeren ArrayList entspricht <draw:frame draw:style-name="fr3" draw:name="Objekt13" text:anchor-type="as-char" svg:width="0.422cm" svg:height="0.467cm" draw:z-index="12"><draw:object xlink:href="./Object 13" xlink:type="simple" xlink:show="embed" xlink:actuate="onLoad"/><draw:image xlink:href="./ObjectReplacements/Object 13" xlink:type="simple" xlink:show="embed" xlink:actuate="onLoad"/></draw:frame><text:s/>und die Zahlen innerhalb der inneren ArrayList entsprechen der möglich zu bildenden Zahlen. Als letztes muss für jede gebildete Zahl gespeichert werden, wie diese gebildet wurde. D.h. es wird wieder mittels einer HashMap jeder gebildeten Zahl ein Tupel aus drei Zahlen zugeordnet: Der vorherigen Zahl, die darauf angewendete Operation (kodiert als Integer) und die zweite Zahl der Operation. Bei der Fakultät wurde diese zweite Zahl einfach auf unendlich (eine Zahl außerhalb der Obergrenze) gesetzt, da dieses Ergebnis nie erreicht werden kann, und in der Rekonstruktion des endgültigen Terms entsprechend gefiltert. Bei der Rekonstruktion wird entsprechend auf beide an der Operation beteiligten Zahlen rekursiv die Rekonstruktionsmethode aufgerufen bis die zu rekonstruierende Zahl nur noch aus den erlaubten Ziffern besteht, wodurch auch der endgültige Term nur aus diesen Ziffern besteht. </text:p>
      <text:p text:style-name="P16">Zusätzlich muss erwähnt werden, dass bei jeder Iteration überprüft wird, ob überhaupt eine neue Zahl gebildet werden konnte. Ist dies nicht der Fall und es wurde noch kein Term für die gesuchte Zahl gefunden, ist klar, dass <text:soft-page-break/>die Obergrenze zu niedrig angesetzt ist, um die Zahl zu bilden, da jeder positive ganze Zahl mit genügend Ziffern gebildet werden kann. Diesen Fehler gibt der Algorithmus dann aus und terminiert.</text:p>
      <text:h text:style-name="P21" text:outline-level="1"><text:bookmark-start text:name="__RefHeading___Toc109_1452926801"/>Beispiele<text:bookmark-end text:name="__RefHeading___Toc109_1452926801"/></text:h>
      <text:p text:style-name="P17">Die folgenden Beispiele wurden der Aufgabenstellung entnommen und teilweise erweiter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8">Zahl</text:p>
          </table:table-cell>
          <table:table-cell table:style-name="Tabelle1.A1" office:value-type="string">
            <text:p text:style-name="P8">Ziffer</text:p>
          </table:table-cell>
          <table:table-cell table:style-name="Tabelle1.A1" office:value-type="string">
            <text:p text:style-name="Table_20_Contents">Term nur mit Grundoperationen ~ n</text:p>
          </table:table-cell>
          <table:table-cell table:style-name="Tabelle1.D1" office:value-type="string">
            <text:p text:style-name="Table_20_Contents">Term mit Potenzen und Fakultät ~ n</text:p>
          </table:table-cell>
        </table:table-row>
        <table:table-row>
          <table:table-cell table:style-name="Tabelle1.A2" office:value-type="string">
            <text:p text:style-name="P8">2019</text:p>
          </table:table-cell>
          <table:table-cell table:style-name="Tabelle1.A2" office:value-type="string">
            <text:p text:style-name="P8">1</text:p>
          </table:table-cell>
          <table:table-cell table:style-name="Tabelle1.A2" office:value-type="string">
            <text:p text:style-name="Table_20_Contents">(((1+1)*((11111-1)/11))-1) ~ 11</text:p>
          </table:table-cell>
          <table:table-cell table:style-name="Tabelle1.D2" office:value-type="string">
            <text:p text:style-name="Table_20_Contents">(((1+1)*((11111-1)/11))-1) ~ 11</text:p>
          </table:table-cell>
        </table:table-row>
        <table:table-row>
          <table:table-cell table:style-name="Tabelle1.A3" office:value-type="string">
            <text:p text:style-name="P8"/>
          </table:table-cell>
          <table:table-cell table:style-name="Tabelle1.A3" office:value-type="string">
            <text:p text:style-name="P8">2</text:p>
          </table:table-cell>
          <table:table-cell table:style-name="Tabelle1.A3" office:value-type="string">
            <text:p text:style-name="Table_20_Contents">((2*((22*(2+(2*22)))-2))-(2/2)) ~ 10</text:p>
          </table:table-cell>
          <table:table-cell table:style-name="Tabelle1.D3" office:value-type="string">
            <text:p text:style-name="Table_20_Contents">((((((2/2)+(2*22))^2)-2)-2)-2) ~ 9</text:p>
          </table:table-cell>
        </table:table-row>
        <table:table-row>
          <table:table-cell table:style-name="Tabelle1.A3" office:value-type="string">
            <text:p text:style-name="P8"/>
          </table:table-cell>
          <table:table-cell table:style-name="Tabelle1.A3" office:value-type="string">
            <text:p text:style-name="P8">3</text:p>
          </table:table-cell>
          <table:table-cell table:style-name="Tabelle1.A3" office:value-type="string">
            <text:p text:style-name="Table_20_Contents">(3+((3+3)*(3+333))) ~ 7</text:p>
          </table:table-cell>
          <table:table-cell table:style-name="Tabelle1.D3" office:value-type="string">
            <text:p text:style-name="Table_20_Contents">(3+(((3!)!)+((3!)*((3!)^3)))) ~ 5</text:p>
          </table:table-cell>
        </table:table-row>
        <table:table-row>
          <table:table-cell table:style-name="Tabelle1.A3" office:value-type="string">
            <text:p text:style-name="P8"/>
          </table:table-cell>
          <table:table-cell table:style-name="Tabelle1.A3" office:value-type="string">
            <text:p text:style-name="P8">4</text:p>
          </table:table-cell>
          <table:table-cell table:style-name="Tabelle1.A3" office:value-type="string">
            <text:p text:style-name="Table_20_Contents">((((44*(4+(4+(4*44))))-4)/4)-4) ~ 10</text:p>
          </table:table-cell>
          <table:table-cell table:style-name="Tabelle1.D3" office:value-type="string">
            <text:p text:style-name="Table_20_Contents">(4+((((4+4)!)/((4!)-4))-(4/4))) ~ 7</text:p>
          </table:table-cell>
        </table:table-row>
        <table:table-row>
          <table:table-cell table:style-name="Tabelle1.A3" office:value-type="string">
            <text:p text:style-name="Table_20_Contents"/>
          </table:table-cell>
          <table:table-cell table:style-name="Tabelle1.A3" office:value-type="string">
            <text:p text:style-name="P8">5</text:p>
          </table:table-cell>
          <table:table-cell table:style-name="Tabelle1.A3" office:value-type="string">
            <text:p text:style-name="Table_20_Contents">(((5*(5+(5*((5*5)+55))))-(5/5))-5) ~ 10</text:p>
          </table:table-cell>
          <table:table-cell table:style-name="Tabelle1.D3" office:value-type="string">
            <text:p text:style-name="Table_20_Contents">((((((5!)-5)*((5!)-5))-(5^5))-5)/5) ~ 8</text:p>
          </table:table-cell>
        </table:table-row>
        <table:table-row>
          <table:table-cell table:style-name="Tabelle1.A3" office:value-type="string">
            <text:p text:style-name="Table_20_Contents"/>
          </table:table-cell>
          <table:table-cell table:style-name="Tabelle1.A3" office:value-type="string">
            <text:p text:style-name="P8">6</text:p>
          </table:table-cell>
          <table:table-cell table:style-name="Tabelle1.A3" office:value-type="string">
            <text:p text:style-name="Table_20_Contents">((6*(6+(6*(6+666))))/(6+6)) ~ 9</text:p>
          </table:table-cell>
          <table:table-cell table:style-name="Tabelle1.D3" office:value-type="string">
            <text:p text:style-name="Table_20_Contents">((6!)+((6+(6+(6+((6^6)/6))))/6)) ~ 8</text:p>
          </table:table-cell>
        </table:table-row>
        <table:table-row>
          <table:table-cell table:style-name="Tabelle1.A3" office:value-type="string">
            <text:p text:style-name="Table_20_Contents"/>
          </table:table-cell>
          <table:table-cell table:style-name="Tabelle1.A3" office:value-type="string">
            <text:p text:style-name="P8">7</text:p>
          </table:table-cell>
          <table:table-cell table:style-name="Tabelle1.A3" office:value-type="string">
            <text:p text:style-name="Table_20_Contents">(((77-7)/7)+(7*((7*((7*7)-7))-7))) ~ 10</text:p>
          </table:table-cell>
          <table:table-cell table:style-name="Tabelle1.D3" office:value-type="string">
            <text:p text:style-name="Table_20_Contents">((7777-((((7!)-7)-7)/7))-(7!)) ~ 9</text:p>
          </table:table-cell>
        </table:table-row>
        <table:table-row>
          <table:table-cell table:style-name="Tabelle1.A3" office:value-type="string">
            <text:p text:style-name="Table_20_Contents"/>
          </table:table-cell>
          <table:table-cell table:style-name="Tabelle1.A3" office:value-type="string">
            <text:p text:style-name="P8">8</text:p>
          </table:table-cell>
          <table:table-cell table:style-name="Tabelle1.A3" office:value-type="string">
            <text:p text:style-name="Table_20_Contents">((((8*(8+(8*((8*(8*8))-8))))-8)-8)/(8+8)) ~ 11</text:p>
          </table:table-cell>
          <table:table-cell table:style-name="Tabelle1.D3" office:value-type="string">
            <text:p text:style-name="Table_20_Contents">(((8+((8!)+88888))/8)/8) ~ 9</text:p>
          </table:table-cell>
        </table:table-row>
        <table:table-row>
          <table:table-cell table:style-name="Tabelle1.A3" office:value-type="string">
            <text:p text:style-name="Table_20_Contents"/>
          </table:table-cell>
          <table:table-cell table:style-name="Tabelle1.A3" office:value-type="string">
            <text:p text:style-name="P8">9</text:p>
          </table:table-cell>
          <table:table-cell table:style-name="Tabelle1.A3" office:value-type="string">
            <text:p text:style-name="Table_20_Contents">((9+(9+(9+((9+9)*(9+999)))))/9) ~ 10</text:p>
          </table:table-cell>
          <table:table-cell table:style-name="Tabelle1.D3" office:value-type="string">
            <text:p text:style-name="Table_20_Contents">(99+((9!)/(9+((9*9)+99)))) ~ 8</text:p>
          </table:table-cell>
        </table:table-row>
        <table:table-row>
          <table:table-cell table:style-name="Tabelle1.A11" office:value-type="string">
            <text:p text:style-name="P8">2020</text:p>
          </table:table-cell>
          <table:table-cell table:style-name="Tabelle1.A11" office:value-type="string">
            <text:p text:style-name="P8">1</text:p>
          </table:table-cell>
          <table:table-cell table:style-name="Tabelle1.A11" office:value-type="string">
            <text:p text:style-name="Table_20_Contents">((1+1)*((11111-1)/11)) ~ 10</text:p>
          </table:table-cell>
          <table:table-cell table:style-name="Tabelle1.D11" office:value-type="string">
            <text:p text:style-name="Table_20_Contents">((1+1)*((11111-1)/11)) ~ 10</text:p>
          </table:table-cell>
        </table:table-row>
        <table:table-row>
          <table:table-cell table:style-name="Tabelle1.A3" office:value-type="string">
            <text:p text:style-name="P8"/>
          </table:table-cell>
          <table:table-cell table:style-name="Tabelle1.A3" office:value-type="string">
            <text:p text:style-name="P8">2</text:p>
          </table:table-cell>
          <table:table-cell table:style-name="Tabelle1.A3" office:value-type="string">
            <text:p text:style-name="Table_20_Contents">(2*((22*(2+(2*22)))-2)) ~ 8</text:p>
          </table:table-cell>
          <table:table-cell table:style-name="Tabelle1.D3" office:value-type="string">
            <text:p text:style-name="Table_20_Contents">(2*((2*(22+(22^2)))-2)) ~ 8</text:p>
          </table:table-cell>
        </table:table-row>
        <table:table-row>
          <table:table-cell table:style-name="Tabelle1.A3" office:value-type="string">
            <text:p text:style-name="P8"/>
          </table:table-cell>
          <table:table-cell table:style-name="Tabelle1.A3" office:value-type="string">
            <text:p text:style-name="P8">3</text:p>
          </table:table-cell>
          <table:table-cell table:style-name="Tabelle1.A3" office:value-type="string">
            <text:p text:style-name="Table_20_Contents">(3+((3/3)+((3+3)*(3+333)))) ~ 9</text:p>
          </table:table-cell>
          <table:table-cell table:style-name="Tabelle1.D3" office:value-type="string">
            <text:p text:style-name="Table_20_Contents">((3*((3!)!))-((((3!)!)+(((3!)!)/(3!)))/(3!))) ~ 6</text:p>
          </table:table-cell>
        </table:table-row>
        <table:table-row>
          <table:table-cell table:style-name="Tabelle1.A3" office:value-type="string">
            <text:p text:style-name="P8"/>
          </table:table-cell>
          <table:table-cell table:style-name="Tabelle1.A3" office:value-type="string">
            <text:p text:style-name="P8">4</text:p>
          </table:table-cell>
          <table:table-cell table:style-name="Tabelle1.A3" office:value-type="string">
            <text:p text:style-name="Table_20_Contents">(4+((4+4)*((4*(4*(4*4)))-4))) ~ 8</text:p>
          </table:table-cell>
          <table:table-cell table:style-name="Tabelle1.D3" office:value-type="string">
            <text:p text:style-name="Table_20_Contents">(4+(((4+4)!)/((4!)-4))) ~ 5</text:p>
          </table:table-cell>
        </table:table-row>
        <table:table-row>
          <table:table-cell table:style-name="Tabelle1.A3" office:value-type="string">
            <text:p text:style-name="Table_20_Contents"/>
          </table:table-cell>
          <table:table-cell table:style-name="Tabelle1.A3" office:value-type="string">
            <text:p text:style-name="P8">5</text:p>
          </table:table-cell>
          <table:table-cell table:style-name="Tabelle1.A3" office:value-type="string">
            <text:p text:style-name="Table_20_Contents">((5*(5+(5*((5*5)+55))))-5) ~ 8</text:p>
          </table:table-cell>
          <table:table-cell table:style-name="Tabelle1.D3" office:value-type="string">
            <text:p text:style-name="Table_20_Contents">(((((5!)-5)*((5!)-5))-(5^5))/5) ~ 7</text:p>
          </table:table-cell>
        </table:table-row>
        <table:table-row>
          <table:table-cell table:style-name="Tabelle1.A3" office:value-type="string">
            <text:p text:style-name="Table_20_Contents"/>
          </table:table-cell>
          <table:table-cell table:style-name="Tabelle1.A3" office:value-type="string">
            <text:p text:style-name="P8">6</text:p>
          </table:table-cell>
          <table:table-cell table:style-name="Tabelle1.A3" office:value-type="string">
            <text:p text:style-name="Table_20_Contents">((6-(6/6))*(6+(((6+6)/6)+(6*66)))) ~ 10</text:p>
          </table:table-cell>
          <table:table-cell table:style-name="Tabelle1.D3" office:value-type="string">
            <text:p text:style-name="Table_20_Contents">((6!)+(((((6!)*66)-(6!))/6)/6)) ~ 7</text:p>
          </table:table-cell>
        </table:table-row>
        <table:table-row>
          <table:table-cell table:style-name="Tabelle1.A3" office:value-type="string">
            <text:p text:style-name="Table_20_Contents"/>
          </table:table-cell>
          <table:table-cell table:style-name="Tabelle1.A3" office:value-type="string">
            <text:p text:style-name="P8">7</text:p>
          </table:table-cell>
          <table:table-cell table:style-name="Tabelle1.A3" office:value-type="string">
            <text:p text:style-name="Table_20_Contents">((77/7)+(7*((7*((7*7)-7))-7))) ~ 9</text:p>
          </table:table-cell>
          <table:table-cell table:style-name="Tabelle1.D3" office:value-type="string">
            <text:p text:style-name="Table_20_Contents">(7+(((7+(7+7))*(((7!)/7)-(7*7)))/7)) ~ 9</text:p>
          </table:table-cell>
        </table:table-row>
        <table:table-row>
          <table:table-cell table:style-name="Tabelle1.A3" office:value-type="string">
            <text:p text:style-name="Table_20_Contents"/>
          </table:table-cell>
          <table:table-cell table:style-name="Tabelle1.A3" office:value-type="string">
            <text:p text:style-name="P8">8</text:p>
          </table:table-cell>
          <table:table-cell table:style-name="Tabelle1.A3" office:value-type="string">
            <text:p text:style-name="Table_20_Contents">((8*(8+(8*((8*(8*8))-8))))/(8+8)) ~ 9</text:p>
          </table:table-cell>
          <table:table-cell table:style-name="Tabelle1.D3" office:value-type="string">
            <text:p text:style-name="Table_20_Contents">(((((8!)-(88*88))/(8+8))-8)-8) ~ 9</text:p>
          </table:table-cell>
        </table:table-row>
        <table:table-row>
          <table:table-cell table:style-name="Tabelle1.A3" office:value-type="string">
            <text:p text:style-name="Table_20_Contents"/>
          </table:table-cell>
          <table:table-cell table:style-name="Tabelle1.A3" office:value-type="string">
            <text:p text:style-name="P8">9</text:p>
          </table:table-cell>
          <table:table-cell table:style-name="Tabelle1.A3" office:value-type="string">
            <text:p text:style-name="Table_20_Contents">(((9+9)*((99/9)+999))/9) ~ 9</text:p>
          </table:table-cell>
          <table:table-cell table:style-name="Tabelle1.D3" office:value-type="string">
            <text:p text:style-name="Table_20_Contents">(((9+9)*((99/9)+999))/9) ~ 9</text:p>
          </table:table-cell>
        </table:table-row>
        <table:table-row>
          <table:table-cell table:style-name="Tabelle1.A11" office:value-type="string">
            <text:p text:style-name="P8">2030</text:p>
          </table:table-cell>
          <table:table-cell table:style-name="Tabelle1.A11" office:value-type="string">
            <text:p text:style-name="P8">1</text:p>
          </table:table-cell>
          <table:table-cell table:style-name="Tabelle1.A11" office:value-type="string">
            <text:p text:style-name="Table_20_Contents">((11-1)*(1+((1+1)*(1+(111-11))))) ~ 12</text:p>
          </table:table-cell>
          <table:table-cell table:style-name="Tabelle1.D11" office:value-type="string">
            <text:p text:style-name="Table_20_Contents">(((((1+1)^11)-((1+(1+1))!))-11)-1) ~ 10</text:p>
          </table:table-cell>
        </table:table-row>
        <table:table-row>
          <table:table-cell table:style-name="Tabelle1.A3" office:value-type="string">
            <text:p text:style-name="P8"/>
          </table:table-cell>
          <table:table-cell table:style-name="Tabelle1.A3" office:value-type="string">
            <text:p text:style-name="P8">2</text:p>
          </table:table-cell>
          <table:table-cell table:style-name="Tabelle1.A3" office:value-type="string">
            <text:p text:style-name="Table_20_Contents">(2+(2*(2+(22*(2+(2*22)))))) ~ 9</text:p>
          </table:table-cell>
          <table:table-cell table:style-name="Tabelle1.D3" office:value-type="string">
            <text:p text:style-name="Table_20_Contents">((2*(2*(((2+2)!)+(22^2))))-2) ~ 8</text:p>
          </table:table-cell>
        </table:table-row>
        <table:table-row>
          <table:table-cell table:style-name="Tabelle1.A3" office:value-type="string">
            <text:p text:style-name="P8"/>
          </table:table-cell>
          <table:table-cell table:style-name="Tabelle1.A3" office:value-type="string">
            <text:p text:style-name="P8">3</text:p>
          </table:table-cell>
          <table:table-cell table:style-name="Tabelle1.A3" office:value-type="string">
            <text:p text:style-name="Table_20_Contents">((33+((3+3)*333))-(3/3)) ~ 9</text:p>
          </table:table-cell>
          <table:table-cell table:style-name="Tabelle1.D3" office:value-type="string">
            <text:p text:style-name="Table_20_Contents">((3*(((3!)!)-3))-(((3!)+((3!)!))/(3!))) ~ 6</text:p>
          </table:table-cell>
        </table:table-row>
        <table:table-row>
          <table:table-cell table:style-name="Tabelle1.A3" office:value-type="string">
            <text:p text:style-name="P8"/>
          </table:table-cell>
          <table:table-cell table:style-name="Tabelle1.A3" office:value-type="string">
            <text:p text:style-name="P8">4</text:p>
          </table:table-cell>
          <table:table-cell table:style-name="Tabelle1.A3" office:value-type="string">
            <text:p text:style-name="Table_20_Contents">((4*((4*(4*(4*(4+4))))-4))-((4+4)/4)) ~ 10</text:p>
          </table:table-cell>
          <table:table-cell table:style-name="Tabelle1.D3" office:value-type="string">
            <text:p text:style-name="Table_20_Contents">((((4!)/4)+((4+4)*(4^4)))-(4!)) ~ 7</text:p>
          </table:table-cell>
        </table:table-row>
        <table:table-row>
          <table:table-cell table:style-name="Tabelle1.A3" office:value-type="string">
            <text:p text:style-name="Table_20_Contents"/>
          </table:table-cell>
          <table:table-cell table:style-name="Tabelle1.A3" office:value-type="string">
            <text:p text:style-name="P8">5</text:p>
          </table:table-cell>
          <table:table-cell table:style-name="Tabelle1.A3" office:value-type="string">
            <text:p text:style-name="Table_20_Contents">(5+(5*(5+(5*((5*5)+55))))) ~ 8</text:p>
          </table:table-cell>
          <table:table-cell table:style-name="Tabelle1.D3" office:value-type="string">
            <text:p text:style-name="Table_20_Contents">((((5!)*(5+((5!)/(5+5))))-5)-5) ~ 7</text:p>
          </table:table-cell>
        </table:table-row>
        <table:table-row>
          <table:table-cell table:style-name="Tabelle1.A3" office:value-type="string">
            <text:p text:style-name="Table_20_Contents"/>
          </table:table-cell>
          <table:table-cell table:style-name="Tabelle1.A3" office:value-type="string">
            <text:p text:style-name="P8">6</text:p>
          </table:table-cell>
          <table:table-cell table:style-name="Tabelle1.A3" office:value-type="string">
            <text:p text:style-name="Table_20_Contents">((6-(6/6))*((6*66)+((66-6)/6))) ~ 10</text:p>
          </table:table-cell>
          <table:table-cell table:style-name="Tabelle1.D3" office:value-type="string">
            <text:p text:style-name="Table_20_Contents">(((6!)+((((6!)+(6^6))/6)/6))-6) ~ 7</text:p>
          </table:table-cell>
        </table:table-row>
        <table:table-row>
          <table:table-cell table:style-name="Tabelle1.A3" office:value-type="string">
            <text:p text:style-name="Table_20_Contents"/>
          </table:table-cell>
          <table:table-cell table:style-name="Tabelle1.A3" office:value-type="string">
            <text:p text:style-name="P8">7</text:p>
          </table:table-cell>
          <table:table-cell table:style-name="Tabelle1.A3" office:value-type="string">
            <text:p text:style-name="Table_20_Contents">((7*(7+(7*((7*7)-7))))-77) ~ 8</text:p>
          </table:table-cell>
          <table:table-cell table:style-name="Tabelle1.D3" office:value-type="string">
            <text:p text:style-name="Table_20_Contents">(7*(7+(((7!)/(7+7))-77))) ~ 7</text:p>
          </table:table-cell>
        </table:table-row>
        <table:table-row>
          <table:table-cell table:style-name="Tabelle1.A3" office:value-type="string">
            <text:p text:style-name="Table_20_Contents"/>
          </table:table-cell>
          <table:table-cell table:style-name="Tabelle1.A3" office:value-type="string">
            <text:p text:style-name="P8">8</text:p>
          </table:table-cell>
          <table:table-cell table:style-name="Tabelle1.A3" office:value-type="string">
            <text:p text:style-name="Table_20_Contents">(((((8+8)*((8*(8*(8+8)))-8))-8)-8)/8) ~ 10</text:p>
          </table:table-cell>
          <table:table-cell table:style-name="Tabelle1.D3" office:value-type="string">
            <text:p text:style-name="Table_20_Contents">(((((8!)/8)/8)+((8+8)*88))-8) ~ 8</text:p>
          </table:table-cell>
        </table:table-row>
        <table:table-row>
          <table:table-cell table:style-name="Tabelle1.A3" office:value-type="string">
            <text:p text:style-name="Table_20_Contents"/>
          </table:table-cell>
          <table:table-cell table:style-name="Tabelle1.A3" office:value-type="string">
            <text:p text:style-name="P8">9</text:p>
          </table:table-cell>
          <table:table-cell table:style-name="Tabelle1.A3" office:value-type="string">
            <text:p text:style-name="Table_20_Contents">((9+(9+(99/9)))*((9*9)-(99/9))) ~ 10</text:p>
          </table:table-cell>
          <table:table-cell table:style-name="Tabelle1.D3" office:value-type="string">
            <text:p text:style-name="Table_20_Contents">(((((9+9)/9)^(99/9))-9)-9) ~ 8</text:p>
          </table:table-cell>
        </table:table-row>
        <table:table-row>
          <table:table-cell table:style-name="Tabelle1.A11" office:value-type="string">
            <text:p text:style-name="P8">2080</text:p>
          </table:table-cell>
          <table:table-cell table:style-name="Tabelle1.A11" office:value-type="string">
            <text:p text:style-name="P8">1</text:p>
          </table:table-cell>
          <table:table-cell table:style-name="Tabelle1.A11" office:value-type="string">
            <text:p text:style-name="Table_20_Contents">(1+(11*(((1+1)*(111-11))-11))) ~ 12</text:p>
          </table:table-cell>
          <table:table-cell table:style-name="Tabelle1.D11" office:value-type="string">
            <text:p text:style-name="Table_20_Contents">((((1+1)^11)+(11*(1+(1+1))))-1) ~ 10</text:p>
          </table:table-cell>
        </table:table-row>
        <table:table-row>
          <table:table-cell table:style-name="Tabelle1.A3" office:value-type="string">
            <text:p text:style-name="P8"/>
          </table:table-cell>
          <table:table-cell table:style-name="Tabelle1.A3" office:value-type="string">
            <text:p text:style-name="P8">2</text:p>
          </table:table-cell>
          <table:table-cell table:style-name="Tabelle1.A3" office:value-type="string">
            <text:p text:style-name="Table_20_Contents">(2*(2*((22-2)*(2+(2+22))))) ~ 9</text:p>
          </table:table-cell>
          <table:table-cell table:style-name="Tabelle1.D3" office:value-type="string">
            <text:p text:style-name="Table_20_Contents">(2*(2*((22-2)*(2+((2+2)!))))) ~ 8</text:p>
          </table:table-cell>
        </table:table-row>
        <table:table-row>
          <table:table-cell table:style-name="Tabelle1.A3" office:value-type="string">
            <text:p text:style-name="P8"/>
          </table:table-cell>
          <table:table-cell table:style-name="Tabelle1.A3" office:value-type="string">
            <text:p text:style-name="P8">3</text:p>
          </table:table-cell>
          <table:table-cell table:style-name="Tabelle1.A3" office:value-type="string">
            <text:p text:style-name="Table_20_Contents">((3/3)+(3*(33*(3+(3*(3+3)))))) ~ 9</text:p>
          </table:table-cell>
          <table:table-cell table:style-name="Tabelle1.D3" office:value-type="string">
            <text:p text:style-name="Table_20_Contents">((3*((3!)!))-((((3!)!)/3)/3)) ~ 5</text:p>
          </table:table-cell>
        </table:table-row>
        <table:table-row>
          <table:table-cell table:style-name="Tabelle1.A3" office:value-type="string">
            <text:p text:style-name="P8"/>
          </table:table-cell>
          <table:table-cell table:style-name="Tabelle1.A3" office:value-type="string">
            <text:p text:style-name="P8">4</text:p>
          </table:table-cell>
          <table:table-cell table:style-name="Tabelle1.A3" office:value-type="string">
            <text:p text:style-name="Table_20_Contents">((4+4)*(4+(4*(4*(4*4))))) ~ 7</text:p>
          </table:table-cell>
          <table:table-cell table:style-name="Tabelle1.D3" office:value-type="string">
            <text:p text:style-name="Table_20_Contents">((4+4)*(4+(4^4))) ~ 5</text:p>
          </table:table-cell>
        </table:table-row>
        <table:table-row>
          <table:table-cell table:style-name="Tabelle1.A3" office:value-type="string">
            <text:p text:style-name="Table_20_Contents"/>
          </table:table-cell>
          <table:table-cell table:style-name="Tabelle1.A3" office:value-type="string">
            <text:p text:style-name="P8">5</text:p>
          </table:table-cell>
          <table:table-cell table:style-name="Tabelle1.A3" office:value-type="string">
            <text:p text:style-name="Table_20_Contents">((5+(5*(5*5)))*(5+(55/5))) ~ 8</text:p>
          </table:table-cell>
          <table:table-cell table:style-name="Tabelle1.D3" office:value-type="string">
            <text:p text:style-name="Table_20_Contents">(5+(5*((5!)+((5!)+((5!)+55))))) ~ 7</text:p>
          </table:table-cell>
        </table:table-row>
        <table:table-row>
          <table:table-cell table:style-name="Tabelle1.A3" office:value-type="string">
            <text:p text:style-name="Table_20_Contents"/>
          </table:table-cell>
          <table:table-cell table:style-name="Tabelle1.A3" office:value-type="string">
            <text:p text:style-name="P8">6</text:p>
          </table:table-cell>
          <table:table-cell table:style-name="Tabelle1.A3" office:value-type="string">
            <text:p text:style-name="Table_20_Contents">((66-(6/6))*(((6*6)+((6+6)/6))-6)) ~ 10</text:p>
          </table:table-cell>
          <table:table-cell table:style-name="Tabelle1.D3" office:value-type="string">
            <text:p text:style-name="Table_20_Contents">((((((6!)*((6!)+((6!)/6)))/6)/6)/6)-(6!)) ~ 8</text:p>
          </table:table-cell>
        </table:table-row>
        <table:table-row>
          <table:table-cell table:style-name="Tabelle1.A3" office:value-type="string">
            <text:p text:style-name="Table_20_Contents"/>
          </table:table-cell>
          <table:table-cell table:style-name="Tabelle1.A3" office:value-type="string">
            <text:p text:style-name="P8">7</text:p>
          </table:table-cell>
          <table:table-cell table:style-name="Tabelle1.A3" office:value-type="string">
            <text:p text:style-name="Table_20_Contents">((7+(77*(((7+7)*(7+7))-7)))/7) ~ 9</text:p>
          </table:table-cell>
          <table:table-cell table:style-name="Tabelle1.D3" office:value-type="string">
            <text:p text:style-name="Table_20_Contents">((7+(77*(((7+7)*(7+7))-7)))/7) ~ 9</text:p>
          </table:table-cell>
        </table:table-row>
        <text:soft-page-break/>
        <table:table-row>
          <table:table-cell table:style-name="Tabelle1.A3" office:value-type="string">
            <text:p text:style-name="Table_20_Contents"/>
          </table:table-cell>
          <table:table-cell table:style-name="Tabelle1.A3" office:value-type="string">
            <text:p text:style-name="P8">8</text:p>
          </table:table-cell>
          <table:table-cell table:style-name="Tabelle1.A3" office:value-type="string">
            <text:p text:style-name="Table_20_Contents">(8*((8*(8+(8*(8*8))))/(8+8))) ~ 8</text:p>
          </table:table-cell>
          <table:table-cell table:style-name="Tabelle1.D3" office:value-type="string">
            <text:p text:style-name="Table_20_Contents">(8*(8+((8!)/(8+((8*8)+88))))) ~ 8</text:p>
          </table:table-cell>
        </table:table-row>
        <table:table-row>
          <table:table-cell table:style-name="Tabelle1.A3" office:value-type="string">
            <text:p text:style-name="Table_20_Contents"/>
          </table:table-cell>
          <table:table-cell table:style-name="Tabelle1.A3" office:value-type="string">
            <text:p text:style-name="P8">9</text:p>
          </table:table-cell>
          <table:table-cell table:style-name="Tabelle1.A3" office:value-type="string">
            <text:p text:style-name="Table_20_Contents">((9+(99*(9+((9*9)+99))))/9) ~ 9</text:p>
          </table:table-cell>
          <table:table-cell table:style-name="Tabelle1.D3" office:value-type="string">
            <text:p text:style-name="Table_20_Contents">((9*(9*(9*9)))-((9+((9!)/9))/9)) ~ 8</text:p>
          </table:table-cell>
        </table:table-row>
        <table:table-row>
          <table:table-cell table:style-name="Tabelle1.A11" office:value-type="string">
            <text:p text:style-name="P8">2980</text:p>
          </table:table-cell>
          <table:table-cell table:style-name="Tabelle1.A11" office:value-type="string">
            <text:p text:style-name="P8">1</text:p>
          </table:table-cell>
          <table:table-cell table:style-name="Tabelle1.A11" office:value-type="string">
            <text:p text:style-name="Table_20_Contents">(1+(((11-1)-1)*((((1+(1+1))*111)-1)-1))) ~ 13</text:p>
          </table:table-cell>
          <table:table-cell table:style-name="Tabelle1.D11" office:value-type="string">
            <text:p text:style-name="Table_20_Contents">(((((1+((1+(1+1))!))!)-((1+1)^11))-11)-1) ~ 11</text:p>
          </table:table-cell>
        </table:table-row>
        <table:table-row>
          <table:table-cell table:style-name="Tabelle1.A3" office:value-type="string">
            <text:p text:style-name="P8"/>
          </table:table-cell>
          <table:table-cell table:style-name="Tabelle1.A3" office:value-type="string">
            <text:p text:style-name="P8">2</text:p>
          </table:table-cell>
          <table:table-cell table:style-name="Tabelle1.A3" office:value-type="string">
            <text:p text:style-name="Table_20_Contents">(2*((2*((2*(22*22))-222))-2)) ~ 11</text:p>
          </table:table-cell>
          <table:table-cell table:style-name="Tabelle1.D3" office:value-type="string">
            <text:p text:style-name="Table_20_Contents">(2*(2+(2*(((2+2)!)+((2+(2+2))!))))) ~ 8</text:p>
          </table:table-cell>
        </table:table-row>
        <table:table-row>
          <table:table-cell table:style-name="Tabelle1.A3" office:value-type="string">
            <text:p text:style-name="P8"/>
          </table:table-cell>
          <table:table-cell table:style-name="Tabelle1.A3" office:value-type="string">
            <text:p text:style-name="P8">3</text:p>
          </table:table-cell>
          <table:table-cell table:style-name="Tabelle1.A3" office:value-type="string">
            <text:p text:style-name="Table_20_Contents">((3/3)+(3*(3+(3*(333-3))))) ~ 9</text:p>
          </table:table-cell>
          <table:table-cell table:style-name="Tabelle1.D3" office:value-type="string">
            <text:p text:style-name="Table_20_Contents">(((3!)!)+((3/3)+(3*(((3!)!)+33)))) ~ 7</text:p>
          </table:table-cell>
        </table:table-row>
        <table:table-row>
          <table:table-cell table:style-name="Tabelle1.A3" office:value-type="string">
            <text:p text:style-name="P8"/>
          </table:table-cell>
          <table:table-cell table:style-name="Tabelle1.A3" office:value-type="string">
            <text:p text:style-name="P8">4</text:p>
          </table:table-cell>
          <table:table-cell table:style-name="Tabelle1.A3" office:value-type="string">
            <text:p text:style-name="Table_20_Contents">((((44*(4+(4*(4*4))))-4)-4)-4) ~ 9</text:p>
          </table:table-cell>
          <table:table-cell table:style-name="Tabelle1.D3" office:value-type="string">
            <text:p text:style-name="Table_20_Contents">(4+(4*((4!)+(((4!)/4)!)))) ~ 5</text:p>
          </table:table-cell>
        </table:table-row>
        <table:table-row>
          <table:table-cell table:style-name="Tabelle1.A3" office:value-type="string">
            <text:p text:style-name="Table_20_Contents"/>
          </table:table-cell>
          <table:table-cell table:style-name="Tabelle1.A3" office:value-type="string">
            <text:p text:style-name="P8">5</text:p>
          </table:table-cell>
          <table:table-cell table:style-name="Tabelle1.A3" office:value-type="string">
            <text:p text:style-name="Table_20_Contents">(5+(5*((5*((5*(5*5))-5))-5))) ~ 8</text:p>
          </table:table-cell>
          <table:table-cell table:style-name="Tabelle1.D3" office:value-type="string">
            <text:p text:style-name="Table_20_Contents">(5+(5*((5*(5!))-5))) ~ 5</text:p>
          </table:table-cell>
        </table:table-row>
        <table:table-row>
          <table:table-cell table:style-name="Tabelle1.A3" office:value-type="string">
            <text:p text:style-name="Table_20_Contents"/>
          </table:table-cell>
          <table:table-cell table:style-name="Tabelle1.A3" office:value-type="string">
            <text:p text:style-name="P8">6</text:p>
          </table:table-cell>
          <table:table-cell table:style-name="Tabelle1.A3" office:value-type="string">
            <text:p text:style-name="Table_20_Contents">(((((6+(6*6))*((6*(6*(6+6)))-6))-6)-6)/6) ~ 11</text:p>
          </table:table-cell>
          <table:table-cell table:style-name="Tabelle1.D3" office:value-type="string">
            <text:p text:style-name="Table_20_Contents">(((6!)+(((6+6)*((6!)+(6!)))-((6!)/6)))/6) ~ 8</text:p>
          </table:table-cell>
        </table:table-row>
        <table:table-row>
          <table:table-cell table:style-name="Tabelle1.A3" office:value-type="string">
            <text:p text:style-name="Table_20_Contents"/>
          </table:table-cell>
          <table:table-cell table:style-name="Tabelle1.A3" office:value-type="string">
            <text:p text:style-name="P8">7</text:p>
          </table:table-cell>
          <table:table-cell table:style-name="Tabelle1.A3" office:value-type="string">
            <text:p text:style-name="Table_20_Contents">((((((7*7)-7)*(7+(7*(77-7))))-7)-7)/7) ~ 11</text:p>
          </table:table-cell>
          <table:table-cell table:style-name="Tabelle1.D3" office:value-type="string">
            <text:p text:style-name="Table_20_Contents">(((7!)+((7!)+((7+7)*(777-7))))/7) ~ 9</text:p>
          </table:table-cell>
        </table:table-row>
        <table:table-row>
          <table:table-cell table:style-name="Tabelle1.A3" office:value-type="string">
            <text:p text:style-name="Table_20_Contents"/>
          </table:table-cell>
          <table:table-cell table:style-name="Tabelle1.A3" office:value-type="string">
            <text:p text:style-name="P8">8</text:p>
          </table:table-cell>
          <table:table-cell table:style-name="Tabelle1.A3" office:value-type="string">
            <text:p text:style-name="Table_20_Contents">((8/8)+((8+(8*(8*(8*(8*(8*8))))))/88)) ~ 11</text:p>
          </table:table-cell>
          <table:table-cell table:style-name="Tabelle1.D3" office:value-type="string">
            <text:p text:style-name="Table_20_Contents">(8+(8+(((8!)+(8*888))/(8+8)))) ~ 9</text:p>
          </table:table-cell>
        </table:table-row>
        <table:table-row>
          <table:table-cell table:style-name="Tabelle1.A3" office:value-type="string">
            <text:p text:style-name="Table_20_Contents"/>
          </table:table-cell>
          <table:table-cell table:style-name="Tabelle1.A3" office:value-type="string">
            <text:p text:style-name="P8">9</text:p>
          </table:table-cell>
          <table:table-cell table:style-name="Tabelle1.A3" office:value-type="string">
            <text:p text:style-name="Table_20_Contents">((((9+((9+(9+9))*999))/9)-9)-9) ~ 10</text:p>
          </table:table-cell>
          <table:table-cell table:style-name="Tabelle1.D3" office:value-type="string">
            <text:p text:style-name="Table_20_Contents">((9*(9*9))+((99+((9!)/(9+9)))/9)) ~ 9</text:p>
          </table:table-cell>
        </table:table-row>
      </table:table>
      <text:p text:style-name="P18">Im Vergleich der Spalten 3 und 4 fällt deutlich der Unterschied zwischen den jeweiligen <draw:frame draw:style-name="fr3" draw:name="Objekt15" text:anchor-type="as-char" svg:width="0.422cm" svg:height="0.467cm" draw:z-index="14"><draw:object xlink:href="./Object 15" xlink:type="simple" xlink:show="embed" xlink:actuate="onLoad"/><draw:image xlink:href="./ObjectReplacements/Object 15" xlink:type="simple" xlink:show="embed" xlink:actuate="onLoad"/></draw:frame><text:s/>auf. Durch die Nutzung von Potenzen und Fakultät wird die Anzahl an Ziffern deutlich reduziert, wie auch in Teilaufgabe b beschrieben. <text:span text:style-name="T33">Dabei scheint die </text:span><text:span text:style-name="T33"><draw:frame draw:style-name="fr3" draw:name="Objekt16" text:anchor-type="as-char" svg:width="0.422cm" svg:height="0.467cm" draw:z-index="15"><draw:object xlink:href="./Object 16" xlink:type="simple" xlink:show="embed" xlink:actuate="onLoad"/><draw:image xlink:href="./ObjectReplacements/Object 16" xlink:type="simple" xlink:show="embed" xlink:actuate="onLoad"/></draw:frame></text:span><text:span text:style-name="T33"><text:s/>im Durchschnitt unabhängig von der zu nutzenden Ziffer zu sein. Lediglich bei der Ziffer 1 lässt sich ein allgemein geringfügig höheres </text:span><text:span text:style-name="T33"><draw:frame draw:style-name="fr3" draw:name="Objekt17" text:anchor-type="as-char" svg:width="0.422cm" svg:height="0.467cm" draw:z-index="16"><draw:object xlink:href="./Object 17" xlink:type="simple" xlink:show="embed" xlink:actuate="onLoad"/><draw:image xlink:href="./ObjectReplacements/Object 17" xlink:type="simple" xlink:show="embed" xlink:actuate="onLoad"/></draw:frame></text:span><text:span text:style-name="T33"><text:s/>erkennen.</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9">Zahl</text:p>
          </table:table-cell>
          <table:table-cell table:style-name="Tabelle2.A1" office:value-type="string">
            <text:p text:style-name="P9">Ziffer</text:p>
          </table:table-cell>
          <table:table-cell table:style-name="Tabelle2.C1" office:value-type="string">
            <text:p text:style-name="P9">Term mit Potenzen und Fakultät ~ n</text:p>
          </table:table-cell>
        </table:table-row>
        <table:table-row table:style-name="Tabelle2.2">
          <table:table-cell table:style-name="Tabelle2.A2" office:value-type="string">
            <text:p text:style-name="P11">12345</text:p>
          </table:table-cell>
          <table:table-cell table:style-name="Tabelle2.A2" office:value-type="string">
            <text:p text:style-name="P11">1</text:p>
          </table:table-cell>
          <table:table-cell table:style-name="Tabelle2.C2" office:value-type="string">
            <text:p text:style-name="P10">(((1+(1+(1+1)))!)+(111^(1+1))) ~ 9</text:p>
          </table:table-cell>
        </table:table-row>
        <table:table-row>
          <table:table-cell table:style-name="Tabelle2.A3" office:value-type="string">
            <text:p text:style-name="Table_20_Contents"/>
          </table:table-cell>
          <table:table-cell table:style-name="Tabelle2.B3" office:value-type="string">
            <text:p text:style-name="P9">2</text:p>
          </table:table-cell>
          <table:table-cell table:style-name="Tabelle2.C3" office:value-type="string">
            <text:p text:style-name="Table_20_Contents">(((2+2)!)+((222/2)^2)) ~ 7</text:p>
          </table:table-cell>
        </table:table-row>
        <table:table-row>
          <table:table-cell table:style-name="Tabelle2.A4" office:value-type="string">
            <text:p text:style-name="Table_20_Contents"/>
          </table:table-cell>
          <table:table-cell table:style-name="Tabelle2.B4" office:value-type="string">
            <text:p text:style-name="P9">3</text:p>
          </table:table-cell>
          <table:table-cell table:style-name="Tabelle2.C4" office:value-type="string">
            <text:p text:style-name="Table_20_Contents">(((((3!)+((3!)*(3!)))^3)/(3!))-3) ~ 6</text:p>
          </table:table-cell>
        </table:table-row>
        <table:table-row>
          <table:table-cell table:style-name="Tabelle2.A17" office:value-type="string">
            <text:p text:style-name="Table_20_Contents"/>
          </table:table-cell>
          <table:table-cell table:style-name="Tabelle2.B17" office:value-type="string">
            <text:p text:style-name="P9">4</text:p>
          </table:table-cell>
          <table:table-cell table:style-name="Tabelle2.C17" office:value-type="string">
            <text:p text:style-name="Table_20_Contents">((4!)+((4/4)+(44*((4!)+(4^4))))) ~ 8</text:p>
          </table:table-cell>
        </table:table-row>
        <table:table-row>
          <table:table-cell table:style-name="Tabelle2.A17" office:value-type="string">
            <text:p text:style-name="Table_20_Contents"/>
          </table:table-cell>
          <table:table-cell table:style-name="Tabelle2.B17" office:value-type="string">
            <text:p text:style-name="P9">5</text:p>
          </table:table-cell>
          <table:table-cell table:style-name="Tabelle2.C17" office:value-type="string">
            <text:p text:style-name="Table_20_Contents">(((5+(5+(5!)))*((5!)-(5*5)))-5) ~ 7</text:p>
          </table:table-cell>
        </table:table-row>
        <table:table-row>
          <table:table-cell table:style-name="Tabelle2.A17" office:value-type="string">
            <text:p text:style-name="Table_20_Contents"/>
          </table:table-cell>
          <table:table-cell table:style-name="Tabelle2.B17" office:value-type="string">
            <text:p text:style-name="P9">6</text:p>
          </table:table-cell>
          <table:table-cell table:style-name="Tabelle2.C17" office:value-type="string">
            <text:p text:style-name="Table_20_Contents">((6+(6+((6+((6!)*(6!)))/(6+(6/6)))))/6) ~ 9</text:p>
          </table:table-cell>
        </table:table-row>
        <table:table-row>
          <table:table-cell table:style-name="Tabelle2.A17" office:value-type="string">
            <text:p text:style-name="Table_20_Contents"/>
          </table:table-cell>
          <table:table-cell table:style-name="Tabelle2.B17" office:value-type="string">
            <text:p text:style-name="P9">7</text:p>
          </table:table-cell>
          <table:table-cell table:style-name="Tabelle2.C17" office:value-type="string">
            <text:p text:style-name="Table_20_Contents">(((7+(7+(7/7)))*((7!)+((7+(7!))/7)))/7) ~ 9</text:p>
          </table:table-cell>
        </table:table-row>
        <table:table-row>
          <table:table-cell table:style-name="Tabelle2.A17" office:value-type="string">
            <text:p text:style-name="Table_20_Contents"/>
          </table:table-cell>
          <table:table-cell table:style-name="Tabelle2.B17" office:value-type="string">
            <text:p text:style-name="P9">8</text:p>
          </table:table-cell>
          <table:table-cell table:style-name="Tabelle2.C17" office:value-type="string">
            <text:p text:style-name="Table_20_Contents">(8+(8+(8+((888/8)^((8+8)/8))))) ~ 10</text:p>
          </table:table-cell>
        </table:table-row>
        <table:table-row>
          <table:table-cell table:style-name="Tabelle2.A17" office:value-type="string">
            <text:p text:style-name="Table_20_Contents"/>
          </table:table-cell>
          <table:table-cell table:style-name="Tabelle2.B17" office:value-type="string">
            <text:p text:style-name="P9">9</text:p>
          </table:table-cell>
          <table:table-cell table:style-name="Tabelle2.C17" office:value-type="string">
            <text:p text:style-name="Table_20_Contents">(9+(((((9!)/9)-9)/9)+(9*(((9*99)-9)-9)))) ~ 11</text:p>
          </table:table-cell>
        </table:table-row>
        <table:table-row table:style-name="Tabelle2.2">
          <table:table-cell table:style-name="Tabelle2.A11" office:value-type="string">
            <text:p text:style-name="P11">123456</text:p>
          </table:table-cell>
          <table:table-cell table:style-name="Tabelle2.A11" office:value-type="string">
            <text:p text:style-name="P11">1</text:p>
          </table:table-cell>
          <table:table-cell table:style-name="Tabelle2.C11" office:value-type="string">
            <text:p text:style-name="P10">(((1+(1+(1+1)))!)+(111*(1+1111))) ~ 12</text:p>
          </table:table-cell>
        </table:table-row>
        <table:table-row>
          <table:table-cell table:style-name="Tabelle2.A17" office:value-type="string">
            <text:p text:style-name="Table_20_Contents"/>
          </table:table-cell>
          <table:table-cell table:style-name="Tabelle2.B17" office:value-type="string">
            <text:p text:style-name="P9">2</text:p>
          </table:table-cell>
          <table:table-cell table:style-name="Tabelle2.C17" office:value-type="string">
            <text:p text:style-name="Table_20_Contents">(((2+2)!)*(((2+2)!)+((22-2)*(2^(2*(2+2)))))) ~ 11</text:p>
          </table:table-cell>
        </table:table-row>
        <table:table-row>
          <table:table-cell table:style-name="Tabelle2.A17" office:value-type="string">
            <text:p text:style-name="Table_20_Contents"/>
          </table:table-cell>
          <table:table-cell table:style-name="Tabelle2.B17" office:value-type="string">
            <text:p text:style-name="P9">3</text:p>
          </table:table-cell>
          <table:table-cell table:style-name="Tabelle2.C17" office:value-type="string">
            <text:p text:style-name="Table_20_Contents">(((((((3!)!)/(3!))-(3!))^3)/((3!)+(3!)))-(3!)) ~ 7</text:p>
          </table:table-cell>
        </table:table-row>
        <table:table-row>
          <table:table-cell table:style-name="Tabelle2.A17" office:value-type="string">
            <text:p text:style-name="Table_20_Contents"/>
          </table:table-cell>
          <table:table-cell table:style-name="Tabelle2.B17" office:value-type="string">
            <text:p text:style-name="P9">4</text:p>
          </table:table-cell>
          <table:table-cell table:style-name="Tabelle2.C17" office:value-type="string">
            <text:p text:style-name="Table_20_Contents">((4!)*((4!)+((4^4)*((4!)-4)))) ~ 6</text:p>
          </table:table-cell>
        </table:table-row>
        <table:table-row>
          <table:table-cell table:style-name="Tabelle2.A17" office:value-type="string">
            <text:p text:style-name="Table_20_Contents"/>
          </table:table-cell>
          <table:table-cell table:style-name="Tabelle2.B17" office:value-type="string">
            <text:p text:style-name="P9">5</text:p>
          </table:table-cell>
          <table:table-cell table:style-name="Tabelle2.C17" office:value-type="string">
            <text:p text:style-name="Table_20_Contents">(((5!)*(5+((5-(5/5))^5)))-((5!)/5)) ~ 8</text:p>
          </table:table-cell>
        </table:table-row>
        <table:table-row>
          <table:table-cell table:style-name="Tabelle2.A17" office:value-type="string">
            <text:p text:style-name="Table_20_Contents"/>
          </table:table-cell>
          <table:table-cell table:style-name="Tabelle2.B17" office:value-type="string">
            <text:p text:style-name="P9">6</text:p>
          </table:table-cell>
          <table:table-cell table:style-name="Tabelle2.C17" office:value-type="string">
            <text:p text:style-name="Table_20_Contents">((((((6!)/6)-6)^((6+(6+6))/6))/(6+6))-6) ~ 10</text:p>
          </table:table-cell>
        </table:table-row>
        <table:table-row>
          <table:table-cell table:style-name="Tabelle2.A17" office:value-type="string">
            <text:p text:style-name="Table_20_Contents"/>
          </table:table-cell>
          <table:table-cell table:style-name="Tabelle2.B17" office:value-type="string">
            <text:p text:style-name="P9">7</text:p>
          </table:table-cell>
          <table:table-cell table:style-name="Tabelle2.C17" office:value-type="string">
            <text:p text:style-name="Table_20_Contents">((7+(7*(7*((7*(7!))-7))))/(7+7)) ~ 8</text:p>
          </table:table-cell>
        </table:table-row>
        <table:table-row>
          <table:table-cell table:style-name="Tabelle2.A18" office:value-type="string">
            <text:p text:style-name="Table_20_Contents"/>
          </table:table-cell>
          <table:table-cell table:style-name="Tabelle2.B18" office:value-type="string">
            <text:p text:style-name="P9">8</text:p>
          </table:table-cell>
          <table:table-cell table:style-name="Tabelle2.C18" office:value-type="string">
            <text:p text:style-name="Table_20_Contents">(((((8!)+((8!)+((8!)+((8!)/(8+8)))))-8)-8)-8) ~ 9</text:p>
          </table:table-cell>
        </table:table-row>
        <table:table-row>
          <table:table-cell table:style-name="Tabelle2.A19" office:value-type="string">
            <text:p text:style-name="Table_20_Contents"/>
          </table:table-cell>
          <table:table-cell table:style-name="Tabelle2.B19" office:value-type="string">
            <text:p text:style-name="P9">9</text:p>
          </table:table-cell>
          <table:table-cell table:style-name="Tabelle2.C19" office:value-type="string">
            <text:p text:style-name="Table_20_Contents">((((9+(9+9999999))/9)-9)/9) ~ 12</text:p>
          </table:table-cell>
        </table:table-row>
      </table:table>
      <text:p text:style-name="P19">In der obigen Tabelle wurden nochmals eigene Beispiele überprüft, die in diesem Falle allerdings fünf- und sechsstellig waren. Dafür wurde die Obergrenze auf 10<text:span text:style-name="T26">12</text:span><text:span text:style-name="T28"> erhöht. Hierbei lässt sich geringfügig erkennen, dass </text:span><text:span text:style-name="T28"><draw:frame draw:style-name="fr3" draw:name="Objekt19" text:anchor-type="as-char" svg:width="0.422cm" svg:height="0.467cm" draw:z-index="18"><draw:object xlink:href="./Object 19" xlink:type="simple" xlink:show="embed" xlink:actuate="onLoad"/><draw:image xlink:href="./ObjectReplacements/Object 19" xlink:type="simple" xlink:show="embed" xlink:actuate="onLoad"/></draw:frame></text:span><text:span text:style-name="T28"><text:s/>in gewisser Weise abhängig von der Länge der zu bildenden Zahl ist und mit steigender Anzahl an Stellen im Durchschnitt auch </text:span><text:span text:style-name="T28"><draw:frame draw:style-name="fr3" draw:name="Objekt20" text:anchor-type="as-char" svg:width="0.422cm" svg:height="0.467cm" draw:z-index="19"><draw:object xlink:href="./Object 20" xlink:type="simple" xlink:show="embed" xlink:actuate="onLoad"/><draw:image xlink:href="./ObjectReplacements/Object 20" xlink:type="simple" xlink:show="embed" xlink:actuate="onLoad"/></draw:frame></text:span><text:span text:style-name="T28"><text:s/>und somit die Laufzeit steigt.</text:span></text:p>
      <text:h text:style-name="P21" text:outline-level="1"><text:bookmark-start text:name="__RefHeading___Toc111_1452926801"/><text:soft-page-break/>Quellcode<text:bookmark-end text:name="__RefHeading___Toc111_1452926801"/></text:h>
      <text:p text:style-name="Code">#include &lt;bits/stdc++.h&gt;</text:p>
      <text:p text:style-name="Code"/>
      <text:p text:style-name="Code">using namespace std;</text:p>
      <text:p text:style-name="Code">using namespace chrono;</text:p>
      <text:p text:style-name="Code">typedef long long ll;</text:p>
      <text:p text:style-name="Code">#define MAX 10000000</text:p>
      <text:p text:style-name="Code">#define INF MAX+1</text:p>
      <text:p text:style-name="Code"/>
      <text:p text:style-name="Code">ll targetNr = -1;</text:p>
      <text:p text:style-name="Code">int figure = -1;</text:p>
      <text:p text:style-name="Code">vector&lt;ll&gt; figurePows;</text:p>
      <text:p text:style-name="Code">// predNr, predOp, predOpNr</text:p>
      <text:p text:style-name="Code">map&lt;ll, tuple&lt;ll, int, ll&gt;&gt; pred;</text:p>
      <text:p text:style-name="Code"/>
      <text:p text:style-name="Code">map&lt;ll, int&gt; curBest;</text:p>
      <text:p text:style-name="Code">vector&lt;vector&lt;ll&gt;&gt; prevNrs;</text:p>
      <text:p text:style-name="Code"/>
      <text:p text:style-name="Code">int curAmount;</text:p>
      <text:p text:style-name="Code">int nrFound;</text:p>
      <text:p text:style-name="Code"/>
      <text:p text:style-name="Code">// --- CUSTOM OPERATIONS ---</text:p>
      <text:p text:style-name="Code">ll multiply(ll nr1, ll nr2) {</text:p>
      <text:p text:style-name="Code"><text:s text:c="4"/>if (to_string(nr1).length() + to_string(nr2).length() &gt; to_string(MAX).length()) {</text:p>
      <text:p text:style-name="Code"><text:s text:c="8"/>return -1;</text:p>
      <text:p text:style-name="Code"><text:s text:c="4"/>}</text:p>
      <text:p text:style-name="Code"><text:s text:c="4"/>ll res = nr1 * nr2;</text:p>
      <text:p text:style-name="Code"><text:s text:c="4"/>if (res &lt; -MAX || MAX &lt; res) {</text:p>
      <text:p text:style-name="Code"><text:s text:c="8"/>return -1;</text:p>
      <text:p text:style-name="Code"><text:s text:c="4"/>}</text:p>
      <text:p text:style-name="Code"><text:s text:c="4"/>return res;</text:p>
      <text:p text:style-name="Code">}</text:p>
      <text:p text:style-name="Code"/>
      <text:p text:style-name="Code">ll fastPow(ll base, ll exp) {</text:p>
      <text:p text:style-name="Code"><text:s text:c="4"/>ll res = 1;</text:p>
      <text:p text:style-name="Code"><text:s text:c="4"/>ll temp;</text:p>
      <text:p text:style-name="Code"><text:s text:c="4"/>while (exp &gt; 0) {</text:p>
      <text:p text:style-name="Code"><text:s text:c="8"/>if (exp % 2 == 1) {</text:p>
      <text:p text:style-name="Code"><text:s text:c="12"/>temp = multiply(res, base);</text:p>
      <text:p text:style-name="Code"><text:s text:c="12"/>if (temp == -1) {</text:p>
      <text:p text:style-name="Code"><text:s text:c="16"/>return -1;</text:p>
      <text:p text:style-name="Code"><text:s text:c="12"/>}</text:p>
      <text:p text:style-name="Code"><text:s text:c="12"/>res = temp;</text:p>
      <text:p text:style-name="Code"><text:s text:c="8"/>}</text:p>
      <text:p text:style-name="Code"><text:s text:c="8"/>temp = multiply(base, base);</text:p>
      <text:p text:style-name="Code"><text:s text:c="8"/>if (temp == -1) {</text:p>
      <text:p text:style-name="Code"><text:s text:c="12"/>return -1;</text:p>
      <text:p text:style-name="Code"><text:s text:c="8"/>}</text:p>
      <text:p text:style-name="Code"><text:s text:c="8"/>base = temp;</text:p>
      <text:p text:style-name="Code"><text:s text:c="8"/>exp /= 2;</text:p>
      <text:p text:style-name="Code"><text:s text:c="4"/>}</text:p>
      <text:p text:style-name="Code"><text:s text:c="4"/>return res;</text:p>
      <text:p text:style-name="Code">}</text:p>
      <text:p text:style-name="Code"/>
      <text:p text:style-name="Code">vector&lt;ll&gt; factorials = {1, 1};</text:p>
      <text:p text:style-name="Code">ll maxFact = INT_MAX;</text:p>
      <text:p text:style-name="Code"/>
      <text:p text:style-name="Code">ll fastFact(ll nr) {</text:p>
      <text:p text:style-name="Code"><text:s text:c="4"/>if (nr &gt; maxFact) {</text:p>
      <text:p text:style-name="Code"><text:soft-page-break/><text:s text:c="8"/>return -1;</text:p>
      <text:p text:style-name="Code"><text:s text:c="4"/>}</text:p>
      <text:p text:style-name="Code"><text:s text:c="4"/>while (factorials.size() &lt;= nr) {</text:p>
      <text:p text:style-name="Code"><text:s text:c="8"/>ll curFact = multiply(factorials[factorials.size() - 1], factorials.size());</text:p>
      <text:p text:style-name="Code"><text:s text:c="8"/>if (curFact == -1) {</text:p>
      <text:p text:style-name="Code"><text:s text:c="12"/>maxFact = factorials.size() - 1;</text:p>
      <text:p text:style-name="Code"><text:s text:c="12"/>return -1;</text:p>
      <text:p text:style-name="Code"><text:s text:c="8"/>}</text:p>
      <text:p text:style-name="Code"><text:s text:c="8"/>factorials.push_back(curFact);</text:p>
      <text:p text:style-name="Code"><text:s text:c="4"/>}</text:p>
      <text:p text:style-name="Code"><text:s text:c="4"/>return factorials[nr];</text:p>
      <text:p text:style-name="Code">}</text:p>
      <text:p text:style-name="Code"/>
      <text:p text:style-name="Code"/>
      <text:p text:style-name="Code">// --- GENERATE NRS USABLE IN TERM ---</text:p>
      <text:p text:style-name="Code">bool isFigurePow(ll nr) {</text:p>
      <text:p text:style-name="Code"><text:s text:c="4"/>string s = to_string(nr);</text:p>
      <text:p text:style-name="Code"><text:s text:c="4"/>for (int i = 0; i &lt; s.length(); i++) {</text:p>
      <text:p text:style-name="Code"><text:s text:c="8"/>if (s[i] != ((char) (figure + 48))) {</text:p>
      <text:p text:style-name="Code"><text:s text:c="12"/>return false;</text:p>
      <text:p text:style-name="Code"><text:s text:c="8"/>}</text:p>
      <text:p text:style-name="Code"><text:s text:c="4"/>}</text:p>
      <text:p text:style-name="Code"><text:s text:c="4"/>return true;</text:p>
      <text:p text:style-name="Code">}</text:p>
      <text:p text:style-name="Code"/>
      <text:p text:style-name="Code">ll getFigurePow(int length) {</text:p>
      <text:p text:style-name="Code"><text:s text:c="4"/>while (figurePows.size() &lt; length) {</text:p>
      <text:p text:style-name="Code"><text:s text:c="8"/>figurePows.push_back(figurePows[figurePows.size() - 1] * 10 + figure);</text:p>
      <text:p text:style-name="Code"><text:s text:c="4"/>}</text:p>
      <text:p text:style-name="Code"><text:s text:c="4"/>return figurePows[length - 1];</text:p>
      <text:p text:style-name="Code">}</text:p>
      <text:p text:style-name="Code"/>
      <text:p text:style-name="Code">// --- ALGORITHM ---</text:p>
      <text:p text:style-name="Code">bool checkOp(ll opRes, tuple&lt;ll, int, ll&gt; op, int figureAmount) {</text:p>
      <text:p text:style-name="Code"><text:s text:c="4"/>if (0 &lt; opRes &amp;&amp; opRes &lt;= MAX &amp;&amp; (curBest[opRes] == 0 || curBest[opRes] &gt; figureAmount)) {</text:p>
      <text:p text:style-name="Code"><text:s text:c="8"/>pred[opRes] = op;</text:p>
      <text:p text:style-name="Code"><text:s text:c="8"/>curBest[opRes] = figureAmount;</text:p>
      <text:p text:style-name="Code"><text:s text:c="8"/>prevNrs[figureAmount].push_back(opRes);</text:p>
      <text:p text:style-name="Code"><text:s text:c="8"/>if (opRes == targetNr) {</text:p>
      <text:p text:style-name="Code"><text:s text:c="12"/>nrFound = figureAmount;</text:p>
      <text:p text:style-name="Code"><text:s text:c="8"/>}</text:p>
      <text:p text:style-name="Code"><text:s text:c="8"/>return true;</text:p>
      <text:p text:style-name="Code"><text:s text:c="4"/>}</text:p>
      <text:p text:style-name="Code"><text:s text:c="4"/>return false;</text:p>
      <text:p text:style-name="Code">}</text:p>
      <text:p text:style-name="Code"/>
      <text:p text:style-name="Code">bool check(ll prevNr, ll curNr, int figureAmount) {</text:p>
      <text:p text:style-name="Code"><text:s text:c="4"/>if (nrFound != 0 &amp;&amp; figureAmount &gt;= nrFound) {</text:p>
      <text:p text:style-name="Code"><text:s text:c="8"/>return false;</text:p>
      <text:p text:style-name="Code"><text:s text:c="4"/>}</text:p>
      <text:p text:style-name="Code"><text:s text:c="4"/>bool found = false;</text:p>
      <text:p text:style-name="Code"><text:s text:c="4"/>// additional operation: factorial</text:p>
      <text:p text:style-name="Code"><text:s text:c="4"/>if (prevNr == INF &amp;&amp; curNr != 0) {</text:p>
      <text:p text:style-name="Code"><text:s text:c="8"/>ll fact = fastFact(curNr);</text:p>
      <text:p text:style-name="Code"><text:s text:c="8"/>if (fact != -1) {</text:p>
      <text:p text:style-name="Code"><text:s text:c="12"/>found = max(found, checkOp(fact, {curNr, 6, prevNr}, figureAmount));</text:p>
      <text:p text:style-name="Code"><text:s text:c="8"/>}</text:p>
      <text:p text:style-name="Code"><text:soft-page-break/><text:s text:c="8"/>return found;</text:p>
      <text:p text:style-name="Code"><text:s text:c="4"/>}</text:p>
      <text:p text:style-name="Code"/>
      <text:p text:style-name="Code"><text:s text:c="4"/>ll plus = prevNr + curNr;</text:p>
      <text:p text:style-name="Code"/>
      <text:p text:style-name="Code"><text:s text:c="4"/>found = max(found, checkOp(plus, {prevNr, 1, curNr}, figureAmount));</text:p>
      <text:p text:style-name="Code"/>
      <text:p text:style-name="Code"><text:s text:c="4"/>ll minus;</text:p>
      <text:p text:style-name="Code"><text:s text:c="4"/>// only use positive results - negative terms can be replaced by positive ones and inverted operation sign</text:p>
      <text:p text:style-name="Code"><text:s text:c="4"/>if (prevNr &gt; curNr) {</text:p>
      <text:p text:style-name="Code"><text:s text:c="8"/>minus = prevNr - curNr;</text:p>
      <text:p text:style-name="Code"><text:s text:c="8"/>found = max(found, checkOp(minus, {prevNr, 2, curNr}, figureAmount));</text:p>
      <text:p text:style-name="Code"><text:s text:c="4"/>} else {</text:p>
      <text:p text:style-name="Code"><text:s text:c="8"/>minus = curNr - prevNr;</text:p>
      <text:p text:style-name="Code"><text:s text:c="8"/>found = max(found, checkOp(minus, {curNr, 2, prevNr}, figureAmount));</text:p>
      <text:p text:style-name="Code"><text:s text:c="4"/>}</text:p>
      <text:p text:style-name="Code"/>
      <text:p text:style-name="Code"><text:s text:c="4"/>// check beforehand, whether result would be out of bounds</text:p>
      <text:p text:style-name="Code"><text:s text:c="4"/>ll multi = multiply(prevNr, curNr);</text:p>
      <text:p text:style-name="Code"><text:s text:c="4"/>if (multi != -1) {</text:p>
      <text:p text:style-name="Code"><text:s text:c="8"/>found = max(found, checkOp(multi, {prevNr, 3, curNr}, figureAmount));</text:p>
      <text:p text:style-name="Code"><text:s text:c="4"/>}</text:p>
      <text:p text:style-name="Code"/>
      <text:p text:style-name="Code"><text:s text:c="4"/>ll div;</text:p>
      <text:p text:style-name="Code"><text:s text:c="4"/>if (curNr != 0 &amp;&amp; prevNr % curNr == 0) {</text:p>
      <text:p text:style-name="Code"><text:s text:c="8"/>div = prevNr / curNr;</text:p>
      <text:p text:style-name="Code"><text:s text:c="8"/>found = max(found, checkOp(div, {prevNr, 4, curNr}, figureAmount));</text:p>
      <text:p text:style-name="Code"><text:s text:c="4"/>}</text:p>
      <text:p text:style-name="Code"><text:s text:c="4"/>if (prevNr != 0 &amp;&amp; curNr % prevNr == 0) {</text:p>
      <text:p text:style-name="Code"><text:s text:c="8"/>div = curNr / prevNr;</text:p>
      <text:p text:style-name="Code"><text:s text:c="8"/>found = max(found, checkOp(div, {curNr, 4, prevNr}, figureAmount));</text:p>
      <text:p text:style-name="Code"><text:s text:c="4"/>}</text:p>
      <text:p text:style-name="Code"/>
      <text:p text:style-name="Code"><text:s text:c="4"/>// additional operation: pow</text:p>
      <text:p text:style-name="Code"><text:s text:c="4"/>ll power = fastPow(prevNr, curNr);</text:p>
      <text:p text:style-name="Code"><text:s text:c="4"/>if (curNr != 0 &amp;&amp; power != -1) {</text:p>
      <text:p text:style-name="Code"><text:s text:c="8"/>found = max(found, checkOp(power, {prevNr, 5, curNr}, figureAmount));</text:p>
      <text:p text:style-name="Code"><text:s text:c="4"/>}</text:p>
      <text:p text:style-name="Code"><text:s text:c="4"/>power = fastPow(curNr, prevNr);</text:p>
      <text:p text:style-name="Code"><text:s text:c="4"/>if (prevNr != 0 &amp;&amp; power != -1) {</text:p>
      <text:p text:style-name="Code"><text:s text:c="8"/>found = max(found, checkOp(power, {curNr, 5, prevNr}, figureAmount));</text:p>
      <text:p text:style-name="Code"><text:s text:c="4"/>}</text:p>
      <text:p text:style-name="Code"/>
      <text:p text:style-name="Code"><text:s text:c="4"/>return found;</text:p>
      <text:p text:style-name="Code">}</text:p>
      <text:p text:style-name="Code"/>
      <text:p text:style-name="Code">string reconstruct(ll nr) {</text:p>
      <text:p text:style-name="Code"><text:s text:c="4"/>// only used for factorials (no second number for operation)</text:p>
      <text:p text:style-name="Code"><text:s text:c="4"/>if (nr == INF) {</text:p>
      <text:p text:style-name="Code"><text:s text:c="8"/>return "";</text:p>
      <text:p text:style-name="Code"><text:s text:c="4"/>}</text:p>
      <text:p text:style-name="Code"><text:s text:c="4"/>if (isFigurePow(nr)) {</text:p>
      <text:p text:style-name="Code"><text:soft-page-break/><text:s text:c="8"/>return to_string(nr);</text:p>
      <text:p text:style-name="Code"><text:s text:c="4"/>}</text:p>
      <text:p text:style-name="Code"><text:s text:c="4"/>vector&lt;pair&lt;ll, char&gt;&gt; ops;</text:p>
      <text:p text:style-name="Code"><text:s text:c="4"/>while (nr != 0) {</text:p>
      <text:p text:style-name="Code"><text:s text:c="8"/>ll predNr, opNr;</text:p>
      <text:p text:style-name="Code"><text:s text:c="8"/>int op;</text:p>
      <text:p text:style-name="Code"><text:s text:c="8"/>tie(predNr, op, opNr) = pred[nr];</text:p>
      <text:p text:style-name="Code"><text:s text:c="8"/>char opChar = op == 1 ? '+' : op == 2 ? '-' : op == 3 ? '*' : op == 4 ? '/' : op == 5 ? '^' : '!';</text:p>
      <text:p text:style-name="Code"><text:s text:c="8"/>ops.push_back({opNr, opChar});</text:p>
      <text:p text:style-name="Code"><text:s text:c="8"/>nr = predNr;</text:p>
      <text:p text:style-name="Code"><text:s text:c="4"/>}</text:p>
      <text:p text:style-name="Code"><text:s text:c="4"/>string res = reconstruct(ops[ops.size() - 1].first);</text:p>
      <text:p text:style-name="Code"><text:s text:c="4"/>for (int i = ops.size() - 2; i &gt;= 0; i--) {</text:p>
      <text:p text:style-name="Code"><text:s text:c="8"/>res = "(" + res + ops[i].second + reconstruct(ops[i].first) + ")";</text:p>
      <text:p text:style-name="Code"><text:s text:c="4"/>}</text:p>
      <text:p text:style-name="Code"><text:s text:c="4"/>return res;</text:p>
      <text:p text:style-name="Code">}</text:p>
      <text:p text:style-name="Code"/>
      <text:p text:style-name="Code">void run() {</text:p>
      <text:p text:style-name="Code"><text:s text:c="4"/>// clear prev variables - only needed when run multiple times</text:p>
      <text:p text:style-name="Code"><text:s text:c="4"/>pred.clear();</text:p>
      <text:p text:style-name="Code"><text:s text:c="4"/>curBest.clear();</text:p>
      <text:p text:style-name="Code"><text:s text:c="4"/>// variable initialization</text:p>
      <text:p text:style-name="Code"><text:s text:c="4"/>figurePows = {figure};</text:p>
      <text:p text:style-name="Code"><text:s text:c="4"/>curAmount = 0;</text:p>
      <text:p text:style-name="Code"><text:s text:c="4"/>nrFound = 0;</text:p>
      <text:p text:style-name="Code"><text:s text:c="4"/>prevNrs = {{0}};</text:p>
      <text:p text:style-name="Code"><text:s text:c="4"/>curBest[0] = 0;</text:p>
      <text:p text:style-name="Code"/>
      <text:p text:style-name="Code"><text:s text:c="4"/>// algorithm</text:p>
      <text:p text:style-name="Code"><text:s text:c="4"/>while (!nrFound || nrFound &gt; curAmount + 1) {</text:p>
      <text:p text:style-name="Code"><text:s text:c="8"/>curAmount++;</text:p>
      <text:p text:style-name="Code"><text:s text:c="8"/>bool found = false;</text:p>
      <text:p text:style-name="Code"><text:s text:c="8"/>prevNrs.push_back(vector&lt;ll&gt;());</text:p>
      <text:p text:style-name="Code"/>
      <text:p text:style-name="Code"><text:s text:c="8"/>// try calc with previous nrs</text:p>
      <text:p text:style-name="Code"><text:s text:c="8"/>for (int i = 1; i &lt;= curAmount / 2; i++) {</text:p>
      <text:p text:style-name="Code"><text:s text:c="12"/>int secondAmount = curAmount - i;</text:p>
      <text:p text:style-name="Code"><text:s text:c="12"/>for (ll prevNr : prevNrs[i]) {</text:p>
      <text:p text:style-name="Code"><text:s text:c="16"/>for (ll curNr : prevNrs[secondAmount]) {</text:p>
      <text:p text:style-name="Code"><text:s text:c="20"/>found = max(found, check(prevNr, curNr, curAmount));</text:p>
      <text:p text:style-name="Code"><text:s text:c="16"/>}</text:p>
      <text:p text:style-name="Code"><text:s text:c="12"/>}</text:p>
      <text:p text:style-name="Code"><text:s text:c="8"/>}</text:p>
      <text:p text:style-name="Code"><text:s text:c="8"/>// try calc with prev nrs &amp; possible "potency" 2-&gt;11, 3-&gt;111...</text:p>
      <text:p text:style-name="Code"><text:s text:c="8"/>for (int i = 0; i &lt; curAmount; i++) {</text:p>
      <text:p text:style-name="Code"><text:s text:c="12"/>int dif = curAmount - i;</text:p>
      <text:p text:style-name="Code"><text:s text:c="12"/>ll curFigPow = getFigurePow(dif);</text:p>
      <text:p text:style-name="Code"><text:s text:c="12"/>for (ll prevNr : prevNrs[i]) {</text:p>
      <text:p text:style-name="Code"><text:s text:c="16"/>found = max(found, check(prevNr, curFigPow, curAmount));</text:p>
      <text:p text:style-name="Code"><text:s text:c="12"/>}</text:p>
      <text:p text:style-name="Code"><text:s text:c="8"/>}</text:p>
      <text:p text:style-name="Code"/>
      <text:p text:style-name="Code"><text:s text:c="8"/>// try factorials</text:p>
      <text:p text:style-name="Code"><text:s text:c="8"/>queue&lt;ll&gt; factQueue;</text:p>
      <text:p text:style-name="Code"><text:s text:c="8"/>for (ll curNr : prevNrs[curAmount]) {</text:p>
      <text:p text:style-name="Code"><text:soft-page-break/><text:s text:c="12"/>factQueue.push(curNr);</text:p>
      <text:p text:style-name="Code"><text:s text:c="8"/>}</text:p>
      <text:p text:style-name="Code"><text:s text:c="8"/>while (!factQueue.empty()) {</text:p>
      <text:p text:style-name="Code"><text:s text:c="12"/>ll curNr = factQueue.front();</text:p>
      <text:p text:style-name="Code"><text:s text:c="12"/>factQueue.pop();</text:p>
      <text:p text:style-name="Code"><text:s text:c="12"/>if (check(INF, curNr, curAmount)) {</text:p>
      <text:p text:style-name="Code"><text:s text:c="16"/>factQueue.push(fastFact(curNr));</text:p>
      <text:p text:style-name="Code"><text:s text:c="16"/>found = true;</text:p>
      <text:p text:style-name="Code"><text:s text:c="12"/>}</text:p>
      <text:p text:style-name="Code"><text:s text:c="8"/>}</text:p>
      <text:p text:style-name="Code"/>
      <text:p text:style-name="Code"><text:s text:c="8"/>if (!found) {</text:p>
      <text:p text:style-name="Code"><text:s text:c="12"/>if (!nrFound) {</text:p>
      <text:p text:style-name="Code"><text:s text:c="16"/>cout &lt;&lt; "Boundaries too small - no term found" &lt;&lt; endl;</text:p>
      <text:p text:style-name="Code"><text:s text:c="16"/>return;</text:p>
      <text:p text:style-name="Code"><text:s text:c="12"/>}</text:p>
      <text:p text:style-name="Code"><text:s text:c="12"/>break;</text:p>
      <text:p text:style-name="Code"><text:s text:c="8"/>}</text:p>
      <text:p text:style-name="Code"><text:s text:c="4"/>}</text:p>
      <text:p text:style-name="Code"/>
      <text:p text:style-name="Code"><text:s text:c="4"/>cout &lt;&lt; reconstruct(targetNr) &lt;&lt; " ~ " &lt;&lt; nrFound &lt;&lt; endl;</text:p>
      <text:p text:style-name="Code">}</text:p>
      <text:p text:style-name="Code"/>
      <text:p text:style-name="Code">int main() {</text:p>
      <text:p text:style-name="Code"><text:s text:c="4"/>ios::sync_with_stdio(false);</text:p>
      <text:p text:style-name="Code"><text:s text:c="4"/>cin.tie(0);</text:p>
      <text:p text:style-name="Code"/>
      <text:p text:style-name="Code"><text:s text:c="4"/>while (targetNr == -1) {</text:p>
      <text:p text:style-name="Code"><text:s text:c="8"/>cout &lt;&lt; "Bitte geben sie die darzustellende Nummer ein:" &lt;&lt; endl;</text:p>
      <text:p text:style-name="Code"><text:s text:c="8"/>ll temp;</text:p>
      <text:p text:style-name="Code"><text:s text:c="8"/>cin &gt;&gt; temp;</text:p>
      <text:p text:style-name="Code"><text:s text:c="8"/>if (temp &gt;= 0) {</text:p>
      <text:p text:style-name="Code"><text:s text:c="12"/>targetNr = temp;</text:p>
      <text:p text:style-name="Code"><text:s text:c="8"/>}</text:p>
      <text:p text:style-name="Code"><text:s text:c="4"/>}</text:p>
      <text:p text:style-name="Code"><text:s text:c="4"/>for(int i = 1; i &lt;= 9; i++) {</text:p>
      <text:p text:style-name="Code"><text:s text:c="8"/>figure = i;</text:p>
      <text:p text:style-name="Code"><text:s text:c="8"/>run();</text:p>
      <text:p text:style-name="Code"><text:s text:c="4"/>}</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Drawing" style:family="paragraph" style:parent-style-name="Caption" style:class="extra"/>
    <style:style style:name="Beispiel" style:family="paragraph" style:parent-style-name="Drawing">
      <style:paragraph-properties fo:margin-top="0cm" fo:margin-bottom="0cm" loext:contextual-spacing="false" fo:line-height="0.199cm"/>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Quotations" style:master-page-name="">
      <style:paragraph-properties fo:margin-top="0cm" fo:margin-bottom="0cm" loext:contextual-spacing="false" style:page-number="auto"/>
      <style:text-properties style:font-name="Liberation Mono" fo:font-family="'Liberation Mono'" style:font-style-name="Standard"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7.938cm" style:type="center"/>
          <style:tab-stop style:position="15.753cm" style:type="right"/>
        </style:tab-stops>
      </style:paragraph-properties>
    </style:style>
    <style:style style:name="MP2" style:family="paragraph" style:parent-style-name="Header">
      <style:text-properties fo:language="de" fo:country="DE"/>
    </style:style>
    <style:style style:name="MP3" style:family="paragraph" style:parent-style-name="Header">
      <style:paragraph-properties fo:text-align="center" style:justify-single-word="false"/>
      <style:text-properties fo:language="de" fo:country="DE" officeooo:rsid="003327f1" officeooo:paragraph-rsid="003327f1"/>
    </style:style>
    <style:style style:name="MP4"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officeooo:rsid="004d7201"/>
    </style:style>
    <style:style style:name="MT2" style:family="text">
      <style:text-properties fo:language="de" fo:country="DE" officeooo:rsid="005f721b"/>
    </style:style>
    <style:style style:name="MT3"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text:span text:style-name="MT1">Aufgabe </text:span><text:span text:style-name="MT2">2: Geburtstag</text:span><text:span text:style-name="MT3"><text:tab/><text:tab/></text:span><text:span text:style-name="MT1">Team-ID: 00619</text:span></text:p>
      </style:header>
      <style:footer>
        <text:p text:style-name="MP1"><text:span text:style-name="Absatz-Standardschriftart"><text:span text:style-name="MT3"><text:tab/></text:span></text:span><text:span text:style-name="Absatz-Standardschriftart"><text:span text:style-name="MT3"><text:page-number text:select-page="current">9</text:page-number></text:span></text:span><text:span text:style-name="Absatz-Standardschriftart"><text:span text:style-name="MT3">/</text:span></text:span><text:span text:style-name="Absatz-Standardschriftart"><text:span text:style-name="MT3"><text:page-count>9</text:page-count></text:span></text:span></text:p>
      </style:footer>
    </style:master-page>
    <style:master-page style:name="MPF0" style:page-layout-name="Mpm3" style:next-style-name="MP0">
      <style:header>
        <text:p text:style-name="MP2"/>
      </style:header>
      <loext:header-first>
        <text:p text:style-name="MP3"/>
      </loext:header-first>
      <style:footer>
        <text:p text:style-name="MP4"><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image/png"/><svg:title>Barcode</svg:title></draw:frame><text:span text:style-name="MT3"><text:tab/></text:span><text:span text:style-name="Absatz-Standardschriftart"><text:span text:style-name="MT3"><text:page-number text:select-page="current">0</text:page-number></text:span></text:span><text:span text:style-name="Absatz-Standardschriftart"><text:span text:style-name="MT3"><text:tab/></text:span></text:span></text:p>
      </style:footer>
      <loext:footer-first>
        <text:p text:style-name="MP4"><text:span text:style-name="MT3"><text:tab/></text:span><text:span text:style-name="Absatz-Standardschriftart"><text:span text:style-name="MT3"><text:page-number text:select-page="current">1</text:page-number></text:span></text:span><text:span text:style-name="Absatz-Standardschriftart"><text:span text:style-name="MT3">/</text:span></text:span><text:span text:style-name="Absatz-Standardschriftart"><text:span text:style-name="MT3"><text:page-count>9</text:page-count></text:span></text:span><text:span text:style-name="Absatz-Standardschriftart"><text:span text:style-name="MT3"><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11-13T14:26:16.845000000</meta:creation-date>
    <meta:editing-cycles>1</meta:editing-cycles>
    <meta:editing-duration>P0D</meta:editing-duration>
    <meta:document-statistic meta:table-count="2" meta:image-count="1" meta:object-count="21" meta:page-count="9" meta:paragraph-count="446" meta:word-count="2565" meta:character-count="19112" meta:non-whitespace-character-count="15584"/>
  </office:meta>
</office:document-meta>
</file>

<file path=Object 1/content.xml><?xml version="1.0" encoding="utf-8"?>
<math xmlns="http://www.w3.org/1998/Math/MathML" display="block">
  <semantics>
    <mrow>
      <mrow>
        <mi>O</mi>
        <mo stretchy="false">=</mo>
        <mi>log</mi>
      </mrow>
      <mi>b</mi>
    </mrow>
    <annotation encoding="StarMath 5.0">O=log b </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i>n</mi>
    <annotation encoding="StarMath 5.0">n</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i>n</mi>
    <annotation encoding="StarMath 5.0">n</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n</mi>
    <annotation encoding="StarMath 5.0">n </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i>O</mi>
      <mrow>
        <mo fence="true" stretchy="false">(</mo>
        <mrow>
          <mrow>
            <mrow>
              <mi>n</mi>
              <mo stretchy="false">∗</mo>
              <mi>log</mi>
            </mrow>
            <mi>n</mi>
          </mrow>
        </mrow>
        <mo fence="true" stretchy="false">)</mo>
      </mrow>
    </mrow>
    <annotation encoding="StarMath 5.0">O( n*log n )</annotation>
  </semantics>
</math>
</file>

<file path=Object 4/content.xml><?xml version="1.0" encoding="utf-8"?>
<math xmlns="http://www.w3.org/1998/Math/MathML" display="block">
  <semantics>
    <mrow>
      <mi>n</mi>
      <mo stretchy="false">−</mo>
      <mi>x</mi>
    </mrow>
    <annotation encoding="StarMath 5.0">n-x</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row>
      <mi>x</mi>
      <mo stretchy="false">≤</mo>
      <mfrac>
        <mi>n</mi>
        <mn>2</mn>
      </mfrac>
    </mrow>
    <annotation encoding="StarMath 5.0">x &lt;= n over 2</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i>n</mi>
    <annotation encoding="StarMath 5.0">n</annotation>
  </semantics>
</math>
</file>